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0000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style:vertical-align="automatic" fo:wrap-option="wrap" fo:background-color="#C00000"/>
    </style:style>
    <style:style style:name="ce12" style:family="table-cell" style:parent-style-name="Default" style:data-style-name="N21">
      <style:text-properties fo:color="#000000"/>
    </style:style>
    <style:style style:name="ce13" style:family="table-cell" style:parent-style-name="Default" style:data-style-name="N0">
      <style:table-cell-properties style:vertical-align="automatic" fo:wrap-option="wrap" fo:background-color="#FFC000"/>
    </style:style>
    <style:style style:name="ce14" style:family="table-cell" style:parent-style-name="Default" style:data-style-name="N0">
      <style:table-cell-properties style:vertical-align="automatic" fo:wrap-option="wrap" fo:background-color="#FF0000"/>
    </style:style>
    <style:style style:name="ce15" style:family="table-cell" style:parent-style-name="Default" style:data-style-name="N0">
      <style:table-cell-properties style:vertical-align="automatic" fo:wrap-option="wrap" fo:background-color="#FF0000"/>
      <style:text-properties fo:color="#000000"/>
    </style:style>
    <style:style style:name="ce16" style:family="table-cell" style:parent-style-name="Default" style:data-style-name="N31">
      <style:table-cell-properties style:vertical-align="automatic" fo:wrap-option="wrap" fo:background-color="#FFC000"/>
    </style:style>
    <style:style style:name="ce17" style:family="table-cell" style:parent-style-name="Default" style:data-style-name="N0">
      <style:text-properties fo:color="#000000"/>
    </style:style>
    <style:style style:name="ce18" style:family="table-cell" style:parent-style-name="Default" style:data-style-name="N0">
      <style:table-cell-properties fo:background-color="#FFC000"/>
      <style:text-properties fo:color="#000000"/>
    </style:style>
    <style:style style:name="ce19" style:family="table-cell" style:parent-style-name="Default" style:data-style-name="N0">
      <style:text-properties fo:color="#000000"/>
    </style:style>
    <style:style style:name="ce20" style:family="table-cell" style:parent-style-name="Default" style:data-style-name="N0">
      <style:table-cell-properties fo:background-color="#92D050"/>
      <style:text-properties fo:color="#00000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="thin solid #000000"/>
      <style:text-properties fo:color="#000000"/>
    </style:style>
    <style:style style:name="ce26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/>
      <style:text-properties fo:color="#000000"/>
    </style:style>
    <style:style style:name="ce30" style:family="table-cell" style:parent-style-name="Default" style:data-style-name="N0">
      <style:table-cell-properties fo:border="thin solid #000000"/>
      <style:text-properties fo:color="#000000" fo:font-style="italic" style:font-style-asian="italic" style:font-style-complex="italic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34" style:family="table-cell" style:parent-style-name="Default" style:data-style-name="N0">
      <style:table-cell-properties fo:border="thin solid #000000" fo:background-color="#92D050"/>
      <style:text-properties fo:color="#000000"/>
    </style:style>
    <style:style style:name="ce35" style:family="table-cell" style:parent-style-name="Default" style:data-style-name="N0">
      <style:table-cell-properties fo:border="thin solid #000000" fo:background-color="#FFC000"/>
      <style:text-properties fo:color="#000000"/>
    </style:style>
    <style:style style:name="ce36" style:family="table-cell" style:parent-style-name="Default" style:data-style-name="N0">
      <style:table-cell-properties fo:border="thin solid #000000" fo:background-color="#92D050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#FFC000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/>
    </style:style>
    <style:style style:name="ce39" style:family="table-cell" style:parent-style-name="Default" style:data-style-name="N0">
      <style:table-cell-properties fo:border="thin solid #000000" fo:background-color="#92D050"/>
      <style:text-properties fo:color="#000000" fo:font-style="italic" style:font-style-asian="italic" style:font-style-complex="italic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2D050"/>
      <style:text-properties fo:color="#000000"/>
    </style:style>
    <style:style style:name="ce45" style:family="table-cell" style:parent-style-name="Default" style:data-style-name="N0">
      <style:table-cell-properties fo:border="thin solid #000000" fo:background-color="#FFC000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C000"/>
      <style:text-properties fo:color="#000000"/>
    </style:style>
    <style:style style:name="ce50" style:family="table-cell" style:parent-style-name="Default" style:data-style-name="N0">
      <style:table-cell-properties fo:background-color="transparent"/>
      <style:text-properties fo:color="#00000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FFC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C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92D05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92D05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8.651875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4.31270833333333cm"/>
    </style:style>
    <style:style style:name="co11" style:family="table-column">
      <style:table-column-properties fo:break-before="auto" style:column-width="4.86833333333333cm"/>
    </style:style>
    <style:style style:name="co12" style:family="table-column">
      <style:table-column-properties fo:break-before="auto" style:column-width="4.524375cm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4.73604166666667cm"/>
    </style:style>
    <style:style style:name="co17" style:family="table-column">
      <style:table-column-properties fo:break-before="auto" style:column-width="7.32895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3.54541666666667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9.604375cm"/>
    </style:style>
    <style:style style:name="co22" style:family="table-column">
      <style:table-column-properties fo:break-before="auto" style:column-width="10.5304166666667cm"/>
    </style:style>
    <style:style style:name="co23" style:family="table-column">
      <style:table-column-properties fo:break-before="auto" style:column-width="8.75770833333333cm"/>
    </style:style>
    <style:style style:name="co24" style:family="table-column">
      <style:table-column-properties fo:break-before="auto" style:column-width="7.91104166666667cm"/>
    </style:style>
    <style:style style:name="co25" style:family="table-column">
      <style:table-column-properties fo:break-before="auto" style:column-width="7.72583333333333cm"/>
    </style:style>
    <style:style style:name="co26" style:family="table-column">
      <style:table-column-properties fo:break-before="auto" style:column-width="7.24958333333333cm"/>
    </style:style>
    <style:style style:name="co27" style:family="table-column">
      <style:table-column-properties fo:break-before="auto" style:column-width="7.64645833333333cm"/>
    </style:style>
    <style:style style:name="co28" style:family="table-column">
      <style:table-column-properties fo:break-before="auto" style:column-width="8.493125cm"/>
    </style:style>
    <style:style style:name="co29" style:family="table-column">
      <style:table-column-properties fo:break-before="auto" style:column-width="9.18104166666667cm"/>
    </style:style>
    <style:style style:name="co30" style:family="table-column">
      <style:table-column-properties fo:break-before="auto" style:column-width="9.04875cm"/>
    </style:style>
    <style:style style:name="co31" style:family="table-column">
      <style:table-column-properties fo:break-before="auto" style:column-width="9.41916666666667cm"/>
    </style:style>
    <style:style style:name="co32" style:family="table-column">
      <style:table-column-properties fo:break-before="auto" style:column-width="4.683125cm"/>
    </style:style>
    <style:style style:name="co33" style:family="table-column">
      <style:table-column-properties fo:break-before="auto" style:column-width="3.67770833333333cm"/>
    </style:style>
    <style:style style:name="co34" style:family="table-column">
      <style:table-column-properties fo:break-before="auto" style:column-width="8.016875cm"/>
    </style:style>
    <style:style style:name="co35" style:family="table-column">
      <style:table-column-properties fo:break-before="auto" style:column-width="8.78416666666667cm"/>
    </style:style>
    <style:style style:name="co36" style:family="table-column">
      <style:table-column-properties fo:break-before="auto" style:column-width="9.94833333333333cm"/>
    </style:style>
    <style:style style:name="co37" style:family="table-column">
      <style:table-column-properties fo:break-before="auto" style:column-width="6.32354166666667cm"/>
    </style:style>
    <style:style style:name="co38" style:family="table-column">
      <style:table-column-properties fo:break-before="auto" style:column-width="3.889375cm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101.25pt" style:use-optimal-row-height="true" fo:break-before="auto"/>
    </style:style>
    <style:style style:name="ro7" style:family="table-row">
      <style:table-row-properties style:row-height="130.5pt" style:use-optimal-row-height="true" fo:break-before="auto"/>
    </style:style>
    <style:style style:name="ro8" style:family="table-row">
      <style:table-row-properties style:row-height="57.75pt" style:use-optimal-row-height="true" fo:break-before="auto"/>
    </style:style>
    <style:style style:name="ro9" style:family="table-row">
      <style:table-row-properties style:row-height="72.75pt" style:use-optimal-row-height="true" fo:break-before="auto"/>
    </style:style>
    <style:style style:name="ro10" style:family="table-row">
      <style:table-row-properties style:row-height="144.75pt" style:use-optimal-row-height="true" fo:break-before="auto"/>
    </style:style>
    <style:style style:name="ro11" style:family="table-row">
      <style:table-row-properties style:row-height="361.5pt" style:use-optimal-row-height="true" fo:break-before="auto"/>
    </style:style>
    <style:style style:name="ro12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structs" table:style-name="ta1">
        <table:table-column table:style-name="co1" table:default-cell-style-name="ce2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2">
            <text:p>ConstructID</text:p>
          </table:table-cell>
          <table:table-cell office:value-type="string" table:style-name="ce23">
            <text:p>FORM</text:p>
          </table:table-cell>
          <table:table-cell office:value-type="string" table:style-name="ce23">
            <text:p>Official example phrase<text:s/></text:p>
          </table:table-cell>
          <table:table-cell office:value-type="string" table:style-name="ce23">
            <text:p>Category</text:p>
          </table:table-cell>
          <table:table-cell office:value-type="string" table:style-name="ce24">
            <text:p>Subcategory<text:s/></text:p>
            <text:p>(if VERB)</text:p>
          </table:table-cell>
          <table:table-cell office:value-type="string" table:style-name="ce21">
            <text:p>ConstructID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table:number-columns-repeated="16376"/>
        </table:table-row>
        <table:table-row table:style-name="ro2">
          <table:table-cell office:value-type="float" office:value="2103" table:style-name="ce22">
            <text:p>2103</text:p>
          </table:table-cell>
          <table:table-cell office:value-type="string" table:style-name="ce25">
            <text:p><text:span text:style-name="T3">Präsens</text:span>: Trennverben<text:s/></text:p>
          </table:table-cell>
          <table:table-cell office:value-type="string" table:style-name="ce23">
            <text:p>None</text:p>
          </table:table-cell>
          <table:table-cell office:value-type="string" table:style-name="ce23">
            <text:p>VERB</text:p>
          </table:table-cell>
          <table:table-cell table:style-name="ce23"/>
          <table:table-cell office:value-type="float" office:value="2103" table:style-name="ce21">
            <text:p>2103</text:p>
          </table:table-cell>
          <table:table-cell office:value-type="float" office:value="0.78260869565217395" table:formula="of:= 18/23" table:style-name="ce1">
            <text:p>0.782608696</text:p>
          </table:table-cell>
          <table:table-cell office:value-type="float" office:value="0.9" table:formula="of:= 9/10" table:style-name="ce1">
            <text:p>0.9</text:p>
          </table:table-cell>
          <table:table-cell table:number-columns-repeated="16376"/>
        </table:table-row>
        <table:table-row table:style-name="ro2">
          <table:table-cell office:value-type="float" office:value="2108" table:style-name="ce22">
            <text:p>2108</text:p>
          </table:table-cell>
          <table:table-cell office:value-type="string" table:style-name="ce23">
            <text:p>Ja/Nein-Fragen</text:p>
          </table:table-cell>
          <table:table-cell office:value-type="string" table:style-name="ce26">
            <text:p>Sind Sie müde?<text:s/></text:p>
          </table:table-cell>
          <table:table-cell office:value-type="string" table:style-name="ce23">
            <text:p>PHRASE</text:p>
          </table:table-cell>
          <table:table-cell table:style-name="ce23"/>
          <table:table-cell office:value-type="float" office:value="2108" table:style-name="ce21">
            <text:p>2108</text:p>
          </table:table-cell>
          <table:table-cell office:value-type="float" office:value="1" table:formula="of:=2/2" table:style-name="ce1">
            <text:p>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3">
          <table:table-cell office:value-type="float" office:value="2122" table:style-name="ce22">
            <text:p>2122</text:p>
          </table:table-cell>
          <table:table-cell office:value-type="string" table:style-name="ce27">
            <text:p><text:span text:style-name="T3">Präsens</text:span>: Modalverben + Satzklammer<text:s/></text:p>
            <text:p>mit "mögen", "müssen", "können", "wollen"</text:p>
          </table:table-cell>
          <table:table-cell office:value-type="string" table:style-name="ce28">
            <text:p>Du<text:s/><text:span text:style-name="T12">möchtest</text:span><text:s/>lieber hier<text:s/><text:span text:style-name="T12">bleiben</text:span>.<text:s/></text:p>
            <text:p>Ihr<text:s/><text:span text:style-name="T12">müsst</text:span><text:s/>das<text:s/><text:span text:style-name="T12">erledigen</text:span>.<text:s/></text:p>
            <text:p>Er<text:s/><text:span text:style-name="T12">kann</text:span><text:s/>nicht<text:s/><text:span text:style-name="T12">schwimmen</text:span>.<text:s/></text:p>
            <text:p>Wir<text:s/><text:span text:style-name="T12">wollen</text:span><text:s/>dafür eine Lösung<text:s/><text:span text:style-name="T12">finden</text:span>.<text:s/></text:p>
          </table:table-cell>
          <table:table-cell office:value-type="string" table:style-name="ce29">
            <text:p>VERB</text:p>
          </table:table-cell>
          <table:table-cell table:style-name="ce23"/>
          <table:table-cell office:value-type="float" office:value="2122" table:style-name="ce21">
            <text:p>2122</text:p>
          </table:table-cell>
          <table:table-cell office:value-type="float" office:value="1" table:formula="of:= 14/14" table:style-name="ce1">
            <text:p>1</text:p>
          </table:table-cell>
          <table:table-cell office:value-type="float" office:value="0.7142857142857143" table:formula="of:=10/14" table:style-name="ce1">
            <text:p>0.714285714</text:p>
          </table:table-cell>
          <table:table-cell table:number-columns-repeated="16376"/>
        </table:table-row>
        <table:table-row table:style-name="ro2">
          <table:table-cell office:value-type="float" office:value="2146" table:style-name="ce22">
            <text:p>2146</text:p>
          </table:table-cell>
          <table:table-cell office:value-type="string" table:style-name="ce23">
            <text:p>W-Frage-(Haupt-)Satz</text:p>
          </table:table-cell>
          <table:table-cell office:value-type="string" table:style-name="ce26">
            <text:p>Wann sehen wir uns?<text:s/><text:span text:style-name="T3">(Präsens)</text:span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146" table:style-name="ce21">
            <text:p>2146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2254" table:style-name="ce22">
            <text:p>2254</text:p>
          </table:table-cell>
          <table:table-cell office:value-type="string" table:style-name="ce23">
            <text:p>Substantiv Deklination Dativ</text:p>
          </table:table-cell>
          <table:table-cell office:value-type="string" table:style-name="ce25">
            <text:p>Sie gibt<text:s/><text:span text:style-name="T1">dem Lehrer</text:span><text:s/>das Buch.</text:p>
          </table:table-cell>
          <table:table-cell office:value-type="string" table:style-name="ce23">
            <text:p>DECLENSION</text:p>
          </table:table-cell>
          <table:table-cell table:style-name="ce23"/>
          <table:table-cell office:value-type="float" office:value="2254" table:style-name="ce21">
            <text:p>2254</text:p>
          </table:table-cell>
          <table:table-cell office:value-type="float" office:value="0.96250000000000002" table:formula="of:= 77/80" table:style-name="ce1">
            <text:p>0.9625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2274" table:style-name="ce22">
            <text:p>2274</text:p>
          </table:table-cell>
          <table:table-cell office:value-type="string" table:style-name="ce23">
            <text:p>dass-Satz</text:p>
          </table:table-cell>
          <table:table-cell office:value-type="string" table:style-name="ce25">
            <text:p>Ich möchte,<text:s/><text:span text:style-name="T1">dass<text:s/></text:span>du glücklich bist.<text:s/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74" table:style-name="ce32">
            <text:p>2274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75" table:style-name="ce22">
            <text:p>2275</text:p>
          </table:table-cell>
          <table:table-cell office:value-type="string" table:style-name="ce23">
            <text:p>Relativsatz</text:p>
          </table:table-cell>
          <table:table-cell office:value-type="string" table:style-name="ce25">
            <text:p>Der Tisch,<text:s/><text:span text:style-name="T1">den</text:span><text:s/>wir gekauft haben.<text:s/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75" table:style-name="ce32">
            <text:p>2275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76" table:style-name="ce22">
            <text:p>2276</text:p>
          </table:table-cell>
          <table:table-cell office:value-type="string" table:style-name="ce23">
            <text:p>Kausalsatz</text:p>
          </table:table-cell>
          <table:table-cell office:value-type="string" table:style-name="ce25">
            <text:p>Ich rufe nicht an,<text:s/><text:span text:style-name="T1">weil</text:span><text:s/>ich keine Zeit habe.<text:s/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76" table:style-name="ce32">
            <text:p>2276</text:p>
          </table:table-cell>
          <table:table-cell office:value-type="float" office:value="1" table:formula="of:= 10/10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4">
          <table:table-cell office:value-type="float" office:value="2277" table:style-name="ce22">
            <text:p>2277</text:p>
          </table:table-cell>
          <table:table-cell office:value-type="string" table:style-name="ce27">
            <text:p><text:span text:style-name="T3">Ohne Plusquamperfekt</text:span>: Temporal-Nebensatz<text:s/></text:p>
            <text:p>mit Nicht-B1-Konjunktionen (s.nä. Z.)</text:p>
          </table:table-cell>
          <table:table-cell office:value-type="string" table:style-name="ce27">
            <text:p><text:span text:style-name="T1">Wenn</text:span><text:s/>Margot ins Kino geht,<text:s/></text:p>
            <text:p>bleibe ich bei den Kindern.<text:s/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77" table:style-name="ce32">
            <text:p>2277</text:p>
          </table:table-cell>
          <table:table-cell office:value-type="float" office:value="1" table:formula="of:= 13/13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130" table:style-name="ce22">
            <text:p>31130</text:p>
          </table:table-cell>
          <table:table-cell office:value-type="string" table:style-name="ce24">
            <text:p>Temporalsätze mit "bevor", "nachdem",<text:s/></text:p>
            <text:p>"während", "seitdem und "bis"</text:p>
          </table:table-cell>
          <table:table-cell office:value-type="string" table:style-name="ce27">
            <text:p><text:span text:style-name="T1">Seitdem</text:span><text:s/>gehe ich nicht mehr<text:s/></text:p>
            <text:p>vor der Arbeit zum Sport.<text:s/>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31130" table:style-name="ce32">
            <text:p>31130</text:p>
          </table:table-cell>
          <table:table-cell office:value-type="float" office:value="1" table:formula="of:= 12/12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80" table:style-name="ce22">
            <text:p>2280</text:p>
          </table:table-cell>
          <table:table-cell office:value-type="string" table:style-name="ce23">
            <text:p>Nebensätze: damit</text:p>
          </table:table-cell>
          <table:table-cell office:value-type="string" table:style-name="ce27">
            <text:p>Ich spare Geld,<text:s/><text:span text:style-name="T1">damit</text:span><text:s/>ich</text:p>
            <text:p>ein Auto kaufen kann.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80" table:style-name="ce32">
            <text:p>2280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2281" table:style-name="ce22">
            <text:p>2281</text:p>
          </table:table-cell>
          <table:table-cell office:value-type="string" table:style-name="ce30">
            <text:p>Partizip 2</text:p>
          </table:table-cell>
          <table:table-cell office:value-type="string" table:style-name="ce25">
            <text:p>Ich habe<text:span text:style-name="T1"><text:s/>geredet.<text:s/></text:span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2281" table:style-name="ce21">
            <text:p>2281</text:p>
          </table:table-cell>
          <table:table-cell office:value-type="float" office:value="0.78846153846153844" table:formula="of:= 41/52" table:style-name="ce1">
            <text:p>0.788461538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2">
          <table:table-cell office:value-type="float" office:value="2282" table:style-name="ce22">
            <text:p>2282</text:p>
          </table:table-cell>
          <table:table-cell office:value-type="string" table:style-name="ce30">
            <text:p>Perfekt</text:p>
          </table:table-cell>
          <table:table-cell office:value-type="string" table:style-name="ce25">
            <text:p>Er<text:s/><text:span text:style-name="T1">hat</text:span><text:s/>mir den Kuchen<text:s/><text:span text:style-name="T1">gebracht</text:span>.<text:s/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tense</text:p>
          </table:table-cell>
          <table:table-cell office:value-type="float" office:value="2282" table:style-name="ce21">
            <text:p>2282</text:p>
          </table:table-cell>
          <table:table-cell office:value-type="float" office:value="0.72222222222222221" table:formula="of:= 26/36" table:style-name="ce1">
            <text:p>0.722222222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76"/>
        </table:table-row>
        <table:table-row table:style-name="ro2">
          <table:table-cell office:value-type="float" office:value="2285" table:style-name="ce22">
            <text:p>2285</text:p>
          </table:table-cell>
          <table:table-cell office:value-type="string" table:style-name="ce23">
            <text:p>Modalverben "dürfen" und "sollen"</text:p>
          </table:table-cell>
          <table:table-cell office:value-type="string" table:style-name="ce25">
            <text:p>Ich<text:s/><text:span text:style-name="T1">darf</text:span><text:s/>nicht lange bleiben.<text:s/></text:p>
          </table:table-cell>
          <table:table-cell office:value-type="string" table:style-name="ce29">
            <text:p>VERB</text:p>
          </table:table-cell>
          <table:table-cell table:style-name="ce23"/>
          <table:table-cell office:value-type="float" office:value="2285" table:style-name="ce21">
            <text:p>2285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2295" table:style-name="ce22">
            <text:p>2295</text:p>
          </table:table-cell>
          <table:table-cell office:value-type="string" table:style-name="ce23">
            <text:p>Indirekte Fragsätze mit "ob"</text:p>
          </table:table-cell>
          <table:table-cell office:value-type="string" table:style-name="ce25">
            <text:p>Ich möchte wissen,<text:s/><text:span text:style-name="T1">ob</text:span><text:s/>du mir helfen kannst.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2295" table:style-name="ce32">
            <text:p>2295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3" table:style-name="ce22">
            <text:p>31103</text:p>
          </table:table-cell>
          <table:table-cell office:value-type="string" table:style-name="ce30">
            <text:p>Futur 1<text:s/></text:p>
          </table:table-cell>
          <table:table-cell office:value-type="string" table:style-name="ce25">
            <text:p>Morgen<text:s/><text:span text:style-name="T1">werde</text:span><text:s/>ich die Akten<text:s/><text:span text:style-name="T1">sortieren</text:span>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tense</text:p>
          </table:table-cell>
          <table:table-cell office:value-type="float" office:value="31103" table:style-name="ce21">
            <text:p>31103</text:p>
          </table:table-cell>
          <table:table-cell office:value-type="float" office:value="0" table:formula="of:= 0/1" table:style-name="ce1">
            <text:p>0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1">
          <table:table-cell office:value-type="float" office:value="31104" table:style-name="ce22">
            <text:p>31104</text:p>
          </table:table-cell>
          <table:table-cell office:value-type="string" table:style-name="ce23">
            <text:p>Infinitiv mit zu</text:p>
          </table:table-cell>
          <table:table-cell office:value-type="string" table:style-name="ce27">
            <text:p>Kann ich Sie bitten, vor dem Weggehen<text:s/></text:p>
            <text:p>bei mir<text:s/><text:span text:style-name="T1">vorbeizukommen</text:span>?</text:p>
          </table:table-cell>
          <table:table-cell office:value-type="string" table:style-name="ce29">
            <text:p>VERB</text:p>
          </table:table-cell>
          <table:table-cell table:style-name="ce23"/>
          <table:table-cell office:value-type="float" office:value="31104" table:style-name="ce21">
            <text:p>31104</text:p>
          </table:table-cell>
          <table:table-cell office:value-type="float" office:value="1" table:formula="of:= 16/16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05" table:style-name="ce22">
            <text:p>31105</text:p>
          </table:table-cell>
          <table:table-cell office:value-type="string" table:style-name="ce23">
            <text:p>Nebensatz mit ob-/W-Wort</text:p>
          </table:table-cell>
          <table:table-cell office:value-type="string" table:style-name="ce25">
            <text:p>Ich weiß nicht,<text:s/><text:span text:style-name="T1">woher</text:span><text:s/>er kommt.</text:p>
          </table:table-cell>
          <table:table-cell office:value-type="string" table:style-name="ce29">
            <text:p>PHRASE</text:p>
          </table:table-cell>
          <table:table-cell table:style-name="ce23"/>
          <table:table-cell office:value-type="float" office:value="31105" table:style-name="ce21">
            <text:p>31105</text:p>
          </table:table-cell>
          <table:table-cell office:value-type="float" office:value="0.9375" table:formula="of:= 15/16" table:style-name="ce1">
            <text:p>0.9375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8" table:style-name="ce22">
            <text:p>31108</text:p>
          </table:table-cell>
          <table:table-cell office:value-type="string" table:style-name="ce23">
            <text:p>Partizip 1</text:p>
          </table:table-cell>
          <table:table-cell office:value-type="string" table:style-name="ce25">
            <text:p>Der<text:s/><text:span text:style-name="T1">schlafende</text:span><text:s/>Hund ist braun.<text:s/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1108" table:style-name="ce32">
            <text:p>31108</text:p>
          </table:table-cell>
          <table:table-cell office:value-type="float" office:value="1" table:formula="of:= 8/8" table:style-name="ce1">
            <text:p>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1109" table:style-name="ce22">
            <text:p>31109</text:p>
          </table:table-cell>
          <table:table-cell office:value-type="string" table:style-name="ce30">
            <text:p>Präteritum</text:p>
          </table:table-cell>
          <table:table-cell office:value-type="string" table:style-name="ce25">
            <text:p>Ich<text:s/><text:span text:style-name="T1">sprach</text:span><text:s/>mit ihr.<text:s/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tense</text:p>
          </table:table-cell>
          <table:table-cell office:value-type="float" office:value="31109" table:style-name="ce21">
            <text:p>31109</text:p>
          </table:table-cell>
          <table:table-cell office:value-type="float" office:value="1" table:formula="of:= 18/18" table:style-name="ce1">
            <text:p>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76"/>
        </table:table-row>
        <table:table-row table:style-name="ro1">
          <table:table-cell office:value-type="float" office:value="31110" table:style-name="ce22">
            <text:p>31110</text:p>
          </table:table-cell>
          <table:table-cell office:value-type="string" table:style-name="ce30">
            <text:p>Plusquamperfekt</text:p>
          </table:table-cell>
          <table:table-cell office:value-type="string" table:style-name="ce27">
            <text:p>Nachdem er das<text:s/><text:span text:style-name="T1">gesagt hatte</text:span>,<text:s/></text:p>
            <text:p>war alles wieder gut.<text:s/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tense</text:p>
          </table:table-cell>
          <table:table-cell office:value-type="float" office:value="31110" table:style-name="ce21">
            <text:p>31110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2">
          <table:table-cell office:value-type="float" office:value="31111" table:style-name="ce22">
            <text:p>31111</text:p>
          </table:table-cell>
          <table:table-cell office:value-type="string" table:style-name="ce23">
            <text:p>Konjunktiv 2 von "werden"</text:p>
          </table:table-cell>
          <table:table-cell office:value-type="string" table:style-name="ce25">
            <text:p>Ich<text:s/><text:span text:style-name="T1">würde</text:span><text:s/>gerne das Fenster öffnen.<text:s/>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1111" table:style-name="ce21">
            <text:p>31111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12" table:style-name="ce22">
            <text:p>31112</text:p>
          </table:table-cell>
          <table:table-cell office:value-type="string" table:style-name="ce23">
            <text:p>Konjunktiv 2 von "können"</text:p>
          </table:table-cell>
          <table:table-cell office:value-type="string" table:style-name="ce25">
            <text:p>Ich<text:s/><text:span text:style-name="T1">könnte</text:span><text:s/>das machen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1112" table:style-name="ce21">
            <text:p>31112</text:p>
          </table:table-cell>
          <table:table-cell office:value-type="string" table:style-name="ce1">
            <text:p>-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76"/>
        </table:table-row>
        <table:table-row table:style-name="ro2">
          <table:table-cell office:value-type="float" office:value="31114" table:style-name="ce22">
            <text:p>31114</text:p>
          </table:table-cell>
          <table:table-cell office:value-type="string" table:style-name="ce23">
            <text:p>Pronomen dekliniert im Genitiv</text:p>
          </table:table-cell>
          <table:table-cell office:value-type="string" table:style-name="ce25">
            <text:p>Das ist der Wagen<text:s/><text:span text:style-name="T1">meines</text:span><text:s/>Vaters.</text:p>
          </table:table-cell>
          <table:table-cell office:value-type="string" table:style-name="ce23">
            <text:p>DECLENSION</text:p>
          </table:table-cell>
          <table:table-cell table:style-name="ce23"/>
          <table:table-cell office:value-type="float" office:value="31114" table:style-name="ce21">
            <text:p>31114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31119" table:style-name="ce22">
            <text:p>31119</text:p>
          </table:table-cell>
          <table:table-cell office:value-type="string" table:style-name="ce23">
            <text:p>Substantiv dekliniert im Genitiv</text:p>
          </table:table-cell>
          <table:table-cell office:value-type="string" table:style-name="ce25">
            <text:p>Das ist der Wagen meines<text:s/><text:span text:style-name="T1">Vaters</text:span>.</text:p>
          </table:table-cell>
          <table:table-cell office:value-type="string" table:style-name="ce23">
            <text:p>DECLENSION</text:p>
          </table:table-cell>
          <table:table-cell table:style-name="ce23"/>
          <table:table-cell office:value-type="float" office:value="31119" table:style-name="ce21">
            <text:p>31119</text:p>
          </table:table-cell>
          <table:table-cell office:value-type="float" office:value="0.97499999999999998" table:formula="of:=39/40" table:style-name="ce1">
            <text:p>0.975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1120" table:style-name="ce22">
            <text:p>31120</text:p>
          </table:table-cell>
          <table:table-cell office:value-type="string" table:style-name="ce23">
            <text:p>Artikelwörter dekliniert im Genitiv.<text:s/></text:p>
          </table:table-cell>
          <table:table-cell office:value-type="string" table:style-name="ce25">
            <text:p>Man sieht nur den Turm<text:s/><text:span text:style-name="T1">der</text:span><text:s/>Kirche.</text:p>
          </table:table-cell>
          <table:table-cell office:value-type="string" table:style-name="ce23">
            <text:p>DECLENSION</text:p>
          </table:table-cell>
          <table:table-cell table:style-name="ce23"/>
          <table:table-cell office:value-type="float" office:value="31120" table:style-name="ce21">
            <text:p>31120</text:p>
          </table:table-cell>
          <table:table-cell office:value-type="float" office:value="1" table:formula="of:= 35/35" table:style-name="ce1">
            <text:p>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76"/>
        </table:table-row>
        <table:table-row table:style-name="ro2">
          <table:table-cell office:value-type="float" office:value="32132" table:style-name="ce22">
            <text:p>32132</text:p>
          </table:table-cell>
          <table:table-cell office:value-type="string" table:style-name="ce30">
            <text:p>Futur 2</text:p>
          </table:table-cell>
          <table:table-cell office:value-type="string" table:style-name="ce25">
            <text:p>Er<text:s/><text:span text:style-name="T1">wird</text:span><text:s/>sicher gut nach Hause<text:s/><text:span text:style-name="T1">gekommen sein</text:span>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tense</text:p>
          </table:table-cell>
          <table:table-cell office:value-type="float" office:value="32132" table:style-name="ce21">
            <text:p>32132</text:p>
          </table:table-cell>
          <table:table-cell office:value-type="string" table:style-name="ce1">
            <text:p>-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76"/>
        </table:table-row>
        <table:table-row table:style-name="ro2">
          <table:table-cell office:value-type="float" office:value="32133" table:style-name="ce22">
            <text:p>32133</text:p>
          </table:table-cell>
          <table:table-cell office:value-type="string" table:style-name="ce23">
            <text:p>Konjunktiv 2 von "haben"</text:p>
          </table:table-cell>
          <table:table-cell office:value-type="string" table:style-name="ce25">
            <text:p>Ich<text:s/><text:span text:style-name="T1">hätte</text:span><text:s/>früher gehen sollen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33" table:style-name="ce21">
            <text:p>32133</text:p>
          </table:table-cell>
          <table:table-cell office:value-type="float" office:value="1" table:formula="of:= 1/1" table:style-name="ce1">
            <text:p>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2135" table:style-name="ce22">
            <text:p>32135</text:p>
          </table:table-cell>
          <table:table-cell office:value-type="string" table:style-name="ce25">
            <text:p><text:span text:style-name="T3">Präsens</text:span>: Passiv von "werden"</text:p>
          </table:table-cell>
          <table:table-cell office:value-type="string" table:style-name="ce25">
            <text:p>Das Passiv<text:s/><text:span text:style-name="T1">wird</text:span><text:s/>häufig genutzt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35" table:style-name="ce32">
            <text:p>32135</text:p>
          </table:table-cell>
          <table:table-cell office:value-type="float" office:value="1" table:formula="of:= 7/7" table:style-name="ce1">
            <text:p>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2136" table:style-name="ce22">
            <text:p>32136</text:p>
          </table:table-cell>
          <table:table-cell office:value-type="string" table:style-name="ce25">
            <text:p><text:span text:style-name="T3">Präteritum</text:span>: Passiv von "werden"</text:p>
          </table:table-cell>
          <table:table-cell office:value-type="string" table:style-name="ce25">
            <text:p>Er<text:s/><text:span text:style-name="T1">wurde</text:span><text:s/>vom Fernsehen<text:s/><text:span text:style-name="T1">interviewt</text:span>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36" table:style-name="ce21">
            <text:p>32136</text:p>
          </table:table-cell>
          <table:table-cell office:value-type="float" office:value="1" table:formula="of:= 2/2" table:style-name="ce1">
            <text:p>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76"/>
        </table:table-row>
        <table:table-row table:style-name="ro2">
          <table:table-cell office:value-type="float" office:value="32137" table:style-name="ce22">
            <text:p>32137</text:p>
          </table:table-cell>
          <table:table-cell office:value-type="string" table:style-name="ce25">
            <text:p><text:span text:style-name="T3">Perfekt</text:span>: Passiv <text:s/>von "werden"</text:p>
          </table:table-cell>
          <table:table-cell office:value-type="string" table:style-name="ce27">
            <text:p>Dieser Text<text:s/><text:span text:style-name="T1">ist übersetzt worden</text:span>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37" table:style-name="ce21">
            <text:p>32137</text:p>
          </table:table-cell>
          <table:table-cell office:value-type="string" table:style-name="ce1">
            <text:p>-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76"/>
        </table:table-row>
        <table:table-row table:style-name="ro2">
          <table:table-cell office:value-type="float" office:value="32148" table:style-name="ce22">
            <text:p>32148</text:p>
          </table:table-cell>
          <table:table-cell office:value-type="string" table:style-name="ce23">
            <text:p>Konjunktiv 2<text:s/></text:p>
          </table:table-cell>
          <table:table-cell office:value-type="string" table:style-name="ce25">
            <text:p><text:span text:style-name="T1">Wäre</text:span><text:s/>es doch nur wärmer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48" table:style-name="ce21">
            <text:p>32148</text:p>
          </table:table-cell>
          <table:table-cell office:value-type="float" office:value="1" table:formula="of:= 6/6" table:style-name="ce1">
            <text:p>1</text:p>
          </table:table-cell>
          <table:table-cell office:value-type="float" office:value="0.72727272727272729" table:formula="of:= 8/11" table:style-name="ce1">
            <text:p>0.727272727</text:p>
          </table:table-cell>
          <table:table-cell table:number-columns-repeated="16376"/>
        </table:table-row>
        <table:table-row table:style-name="ro1">
          <table:table-cell office:value-type="float" office:value="32149" table:style-name="ce22">
            <text:p>32149</text:p>
          </table:table-cell>
          <table:table-cell office:value-type="string" table:style-name="ce27">
            <text:p><text:span text:style-name="T3">Vergangenheit/Gegenwart:</text:span><text:s/></text:p>
            <text:p>Konjunktiv 1 für indirekte Rede<text:s/></text:p>
          </table:table-cell>
          <table:table-cell office:value-type="string" table:style-name="ce25">
            <text:p>Er sagte, er<text:s/><text:span text:style-name="T1">komme</text:span><text:s/>später.</text:p>
          </table:table-cell>
          <table:table-cell office:value-type="string" table:style-name="ce29">
            <text:p>VERB</text:p>
          </table:table-cell>
          <table:table-cell office:value-type="string" table:style-name="ce23">
            <text:p>conjugation</text:p>
          </table:table-cell>
          <table:table-cell office:value-type="float" office:value="32149" table:style-name="ce21">
            <text:p>32149</text:p>
          </table:table-cell>
          <table:table-cell office:value-type="float" office:value="0" table:formula="of:= 0/1" table:style-name="ce1">
            <text:p>0</text:p>
          </table:table-cell>
          <table:table-cell office:value-type="float" office:value="0.45454545454545453" table:formula="of:= 5/11" table:style-name="ce1">
            <text:p>0.45454545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TOTAL: 33</text:p>
          </table:table-cell>
          <table:table-cell office:value-type="string" table:style-name="ce1">
            <text:p>Grammatical category:</text:p>
          </table:table-cell>
          <table:table-cell table:number-columns-repeated="3" table:style-name="ce1"/>
          <table:table-cell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A1: 4</text:p>
          </table:table-cell>
          <table:table-cell office:value-type="string" table:style-name="ce1">
            <text:p>Verb: 19 (Conjugation: 10, tense: 5)</text:p>
          </table:table-cell>
          <table:table-cell table:number-columns-repeated="3" table:style-name="ce1"/>
          <table:table-cell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A2: 10</text:p>
          </table:table-cell>
          <table:table-cell office:value-type="string" table:style-name="ce1">
            <text:p>Phrase: 10</text:p>
          </table:table-cell>
          <table:table-cell table:number-columns-repeated="3" table:style-name="ce1"/>
          <table:table-cell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B1: 12<text:s/></text:p>
          </table:table-cell>
          <table:table-cell office:value-type="string" table:style-name="ce1">
            <text:p>Declension: 4</text:p>
          </table:table-cell>
          <table:table-cell table:number-columns-repeated="3" table:style-name="ce1"/>
          <table:table-cell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B2: 7</text:p>
          </table:table-cell>
          <table:table-cell table:number-columns-repeated="4" table:style-name="ce1"/>
          <table:table-cell table:style-name="ce21"/>
          <table:table-cell table:number-columns-repeated="16378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Precision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Text (uploaded on Git)</text:p>
          </table:table-cell>
          <table:table-cell office:value-type="string" table:style-name="ce1">
            <text:p>Alpen_Alternativ.leicht</text:p>
          </table:table-cell>
          <table:table-cell office:value-type="string" table:style-name="ce7">
            <text:p>Ausstellung im<text:s/></text:p>
            <text:p>Wohnzimmer_leicht</text:p>
          </table:table-cell>
          <table:table-cell office:value-type="string" table:style-name="ce1">
            <text:p>Bei jedem Wetter_leicht</text:p>
          </table:table-cell>
          <table:table-cell office:value-type="string" table:style-name="ce1">
            <text:p>Eine Band mit Humor_mittel</text:p>
          </table:table-cell>
          <table:table-cell office:value-type="string" table:style-name="ce1">
            <text:p>Komplexes Mosaik_mittel</text:p>
          </table:table-cell>
          <table:table-cell office:value-type="string" table:style-name="ce1">
            <text:p>Laute Provokation_mittel</text:p>
          </table:table-cell>
          <table:table-cell office:value-type="string" table:style-name="ce7">
            <text:p>Bei den USA hört die<text:s/></text:p>
            <text:p>Toleranz auf_schwer</text:p>
          </table:table-cell>
          <table:table-cell office:value-type="string" table:style-name="ce1">
            <text:p>Oper_schwer</text:p>
          </table:table-cell>
          <table:table-cell office:value-type="string" table:style-name="ce7">
            <text:p>Das Vertrauen in Fahrpläne<text:s/></text:p>
            <text:p>ist grenzenlos_schwer</text:p>
          </table:table-cell>
          <table:table-cell office:value-type="string" table:style-name="ce7">
            <text:p>Sum annotations</text:p>
          </table:table-cell>
          <table:table-cell table:style-name="ce1"/>
          <table:table-cell office:value-type="string" table:style-name="ce31">
            <text:p>Overall extractions:<text:s/></text:p>
          </table:table-cell>
          <table:table-cell office:value-type="string" table:style-name="ce1">
            <text:p>text-level: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mount Words<text:s/></text:p>
          </table:table-cell>
          <table:table-cell office:value-type="float" office:value="152" table:style-name="ce1">
            <text:p>152</text:p>
          </table:table-cell>
          <table:table-cell office:value-type="float" office:value="804" table:style-name="ce1">
            <text:p>804</text:p>
          </table:table-cell>
          <table:table-cell office:value-type="float" office:value="272" table:style-name="ce1">
            <text:p>272</text:p>
          </table:table-cell>
          <table:table-cell office:value-type="float" office:value="105" table:style-name="ce1">
            <text:p>105</text:p>
          </table:table-cell>
          <table:table-cell office:value-type="float" office:value="222" table:style-name="ce1">
            <text:p>222</text:p>
          </table:table-cell>
          <table:table-cell office:value-type="float" office:value="468" table:style-name="ce1">
            <text:p>468</text:p>
          </table:table-cell>
          <table:table-cell office:value-type="float" office:value="421" table:style-name="ce1">
            <text:p>421</text:p>
          </table:table-cell>
          <table:table-cell office:value-type="float" office:value="959" table:style-name="ce1">
            <text:p>959</text:p>
          </table:table-cell>
          <table:table-cell office:value-type="float" office:value="461" table:style-name="ce1">
            <text:p>461</text:p>
          </table:table-cell>
          <table:table-cell table:number-columns-repeated="2" table:style-name="ce1"/>
          <table:table-cell office:value-type="string" table:style-name="ce1">
            <text:p>extractionlevel</text:p>
          </table:table-cell>
          <table:table-cell office:value-type="string" table:style-name="ce1">
            <text:p>length</text:p>
          </table:table-cell>
          <table:table-cell office:value-type="float" office:value="1228" table:formula="of:=SUM([.B2:.D2])" table:style-name="ce1">
            <text:p>1228</text:p>
          </table:table-cell>
          <table:table-cell office:value-type="float" office:value="795" table:formula="of:=SUM([.E2:.G2])" table:style-name="ce1">
            <text:p>795</text:p>
          </table:table-cell>
          <table:table-cell office:value-type="float" office:value="1841" table:formula="of:=SUM([.H2:.J2])" table:style-name="ce1">
            <text:p>184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orresponding level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/C1</text:p>
          </table:table-cell>
          <table:table-cell office:value-type="string" table:style-name="ce1">
            <text:p>B2/C1</text:p>
          </table:table-cell>
          <table:table-cell office:value-type="string" table:style-name="ce1">
            <text:p>B2/C1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table:style-name="ce1"/>
          <table:table-cell office:value-type="float" office:value="26" table:formula="of:=SUM([.B5:.D5])" table:style-name="ce1">
            <text:p>26</text:p>
          </table:table-cell>
          <table:table-cell office:value-type="float" office:value="2" table:formula="of:=SUM([.E5:.G5])" table:style-name="ce1">
            <text:p>2</text:p>
          </table:table-cell>
          <table:table-cell office:value-type="float" office:value="13" table:formula="of:=SUM([.H5:.J5])" table:style-name="ce1">
            <text:p>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GPConstruct Annotations Total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448" table:formula="of:= SUM([.B4:.J4])" table:style-name="ce1">
            <text:p>448</text:p>
          </table:table-cell>
          <table:table-cell table:style-name="ce1"/>
          <table:table-cell office:value-type="string" table:style-name="ce1">
            <text:p>A2</text:p>
          </table:table-cell>
          <table:table-cell table:style-name="ce1"/>
          <table:table-cell office:value-type="float" office:value="76" table:formula="of:=SUM([.B6:.D6])" table:style-name="ce1">
            <text:p>76</text:p>
          </table:table-cell>
          <table:table-cell office:value-type="float" office:value="40" table:formula="of:=SUM([.E6:.G6])" table:style-name="ce1">
            <text:p>40</text:p>
          </table:table-cell>
          <table:table-cell office:value-type="float" office:value="119" table:formula="of:=SUM([.H6:.J6])" table:style-name="ce1">
            <text:p>1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A1</text:p>
          </table:table-cell>
          <table:table-cell office:value-type="float" office:value="1" table:style-name="ce1">
            <text:p>1</text:p>
          </table:table-cell>
          <table:table-cell office:value-type="float" office:value="17" table:formula="of:=SUM(1;2;3;1;1;1; 1;1;1;3;2)" table:style-name="ce1">
            <text:p>17</text:p>
          </table:table-cell>
          <table:table-cell office:value-type="float" office:value="8" table:formula="of:=SUM(1; 1; 2; 4)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6" table:formula="of:=SUM(1;1;4)" table:style-name="ce1">
            <text:p>6</text:p>
          </table:table-cell>
          <table:table-cell office:value-type="float" office:value="3" table:formula="of:=SUM(1;1; 1)" table:style-name="ce1">
            <text:p>3</text:p>
          </table:table-cell>
          <table:table-cell office:value-type="float" office:value="4" table:formula="of:=SUM(0; 2; 1; 1)" table:style-name="ce1">
            <text:p>4</text:p>
          </table:table-cell>
          <table:table-cell office:value-type="float" office:value="41" table:formula="of:=SUM([.B5:.J5])" table:style-name="ce1">
            <text:p>41</text:p>
          </table:table-cell>
          <table:table-cell table:style-name="ce1"/>
          <table:table-cell office:value-type="string" table:style-name="ce1">
            <text:p>B1</text:p>
          </table:table-cell>
          <table:table-cell table:style-name="ce1"/>
          <table:table-cell office:value-type="float" office:value="41" table:formula="of:=SUM([.B7:.D7])" table:style-name="ce1">
            <text:p>41</text:p>
          </table:table-cell>
          <table:table-cell office:value-type="float" office:value="45" table:formula="of:=SUM([.E7:.G7])" table:style-name="ce1">
            <text:p>45</text:p>
          </table:table-cell>
          <table:table-cell office:value-type="float" office:value="66" table:formula="of:=SUM([.H7:.J7])" table:style-name="ce1">
            <text:p>6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A2</text:p>
          </table:table-cell>
          <table:table-cell office:value-type="float" office:value="6" table:style-name="ce1">
            <text:p>6</text:p>
          </table:table-cell>
          <table:table-cell office:value-type="float" office:value="48" table:formula="of:=SUM(1;5;3;4;2;3;5;4;5;6;3;3;3;1)" table:style-name="ce1">
            <text:p>48</text:p>
          </table:table-cell>
          <table:table-cell office:value-type="float" office:value="22" table:formula="of:=SUM(4; 2; 3; 7; 3; 3)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SUM(3; 3; 1)" table:style-name="ce1">
            <text:p>7</text:p>
          </table:table-cell>
          <table:table-cell office:value-type="float" office:value="29" table:formula="of:=SUM(1; 4; 3; 3; 5; 3; 3; 1; 1; 3; 2)" table:style-name="ce1">
            <text:p>29</text:p>
          </table:table-cell>
          <table:table-cell office:value-type="float" office:value="25" table:formula="of:=SUM(3;3; 2;5; 2;3; 6; 1)" table:style-name="ce1">
            <text:p>25</text:p>
          </table:table-cell>
          <table:table-cell office:value-type="float" office:value="55" table:formula="of:=SUM(3;5;2; 4; 2; 6;5; 3; 3; 4; 4; 2; 3; 3; 3; 3)" table:style-name="ce1">
            <text:p>55</text:p>
          </table:table-cell>
          <table:table-cell office:value-type="float" office:value="39" table:formula="of:=SUM(6; 3; 2; 3; 6; 6; 2; 3; 5; 3)" table:style-name="ce1">
            <text:p>39</text:p>
          </table:table-cell>
          <table:table-cell office:value-type="float" office:value="235" table:formula="of:=SUM([.B6:.J6])" table:style-name="ce1">
            <text:p>235</text:p>
          </table:table-cell>
          <table:table-cell table:style-name="ce1"/>
          <table:table-cell office:value-type="string" table:style-name="ce1">
            <text:p>B2</text:p>
          </table:table-cell>
          <table:table-cell table:style-name="ce1"/>
          <table:table-cell office:value-type="float" office:value="0" table:formula="of:=SUM([.B8:.D8])" table:style-name="ce1">
            <text:p>0</text:p>
          </table:table-cell>
          <table:table-cell office:value-type="float" office:value="3" table:formula="of:=SUM([.E8:.G8])" table:style-name="ce1">
            <text:p>3</text:p>
          </table:table-cell>
          <table:table-cell office:value-type="float" office:value="17" table:formula="of:=SUM([.H8:.J8])" table:style-name="ce1">
            <text:p>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Annotations for B1</text:p>
          </table:table-cell>
          <table:table-cell office:value-type="float" office:value="7" table:style-name="ce1">
            <text:p>7</text:p>
          </table:table-cell>
          <table:table-cell office:value-type="float" office:value="26" table:formula="of:=SUM(4;2;2;4;3;1;2;1;4;1;1;1)" table:style-name="ce1">
            <text:p>26</text:p>
          </table:table-cell>
          <table:table-cell office:value-type="float" office:value="8" table:formula="of:=SUM(2;4;2)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" table:formula="of:=11" table:style-name="ce1">
            <text:p>11</text:p>
          </table:table-cell>
          <table:table-cell office:value-type="float" office:value="31" table:formula="of:=SUM(4; 2; 3; 3; 1; 2; 2; 4; 5; 3; 2)" table:style-name="ce1">
            <text:p>31</text:p>
          </table:table-cell>
          <table:table-cell office:value-type="float" office:value="11" table:formula="of:=SUM(2; 2; 4; 1;1; 1)" table:style-name="ce1">
            <text:p>11</text:p>
          </table:table-cell>
          <table:table-cell office:value-type="float" office:value="48" table:formula="of:=SUM(2;4; 2; 4; 6; 3; 3; 2; 6; 6; 1; 1; 1; 3; 2;2)" table:style-name="ce1">
            <text:p>48</text:p>
          </table:table-cell>
          <table:table-cell office:value-type="float" office:value="7" table:formula="of:=SUM(0; 2; 2; 1; 1; 1)" table:style-name="ce1">
            <text:p>7</text:p>
          </table:table-cell>
          <table:table-cell office:value-type="float" office:value="152" table:formula="of:=SUM([.B7:.J7])" table:style-name="ce1">
            <text:p>1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Annotations for B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2" table:formula="of:=SUM(0; 1; 1)" table:style-name="ce1">
            <text:p>2</text:p>
          </table:table-cell>
          <table:table-cell office:value-type="float" office:value="2" table:formula="of:=SUM(2)" table:style-name="ce1">
            <text:p>2</text:p>
          </table:table-cell>
          <table:table-cell office:value-type="float" office:value="7" table:formula="of:=SUM(0;1; 2; 2; 2)" table:style-name="ce1">
            <text:p>7</text:p>
          </table:table-cell>
          <table:table-cell office:value-type="float" office:value="8" table:formula="of:=SUM(1; 1; 2; 2; 1; 1)" table:style-name="ce1">
            <text:p>8</text:p>
          </table:table-cell>
          <table:table-cell office:value-type="float" office:value="20" table:formula="of:=SUM([.B8:.J8])" table:style-name="ce1">
            <text:p>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onstructID</text:p>
          </table:table-cell>
          <table:table-cell office:value-type="string" table:style-name="ce7">
            <text:p>p = (# correct annotations/<text:s/></text:p>
            <text:p># total annotations)<text:s/></text:p>
            <text:p>in Alpen_Alternativ.leicht</text:p>
          </table:table-cell>
          <table:table-cell office:value-type="string" table:style-name="ce7">
            <text:p>p = (# correct annotations/<text:s/></text:p>
            <text:p># total annotations)<text:s/></text:p>
            <text:p>in Ausstellung im<text:s/></text:p>
            <text:p>Wohnzimmer_leicht</text:p>
          </table:table-cell>
          <table:table-cell office:value-type="string" table:style-name="ce7">
            <text:p>p = (# correct annotations/<text:s/></text:p>
            <text:p># total annotations)<text:s/></text:p>
            <text:p>in Bei jedem Wetter_leicht</text:p>
          </table:table-cell>
          <table:table-cell office:value-type="string" table:style-name="ce7">
            <text:p>p = (# correct annotations/<text:s/></text:p>
            <text:p># total annotations)<text:s/></text:p>
            <text:p>in Eine Band mit Humor_mittel</text:p>
          </table:table-cell>
          <table:table-cell office:value-type="string" table:style-name="ce7">
            <text:p>p = (# correct annotations/<text:s/></text:p>
            <text:p># total annotations)<text:s/></text:p>
            <text:p>in Komplexes Mosaik_mittel</text:p>
          </table:table-cell>
          <table:table-cell office:value-type="string" table:style-name="ce7">
            <text:p>p = (# correct annotations/<text:s/></text:p>
            <text:p># total annotations)<text:s/></text:p>
            <text:p>in Laute Provokation_mittel</text:p>
          </table:table-cell>
          <table:table-cell office:value-type="string" table:style-name="ce7">
            <text:p>p = (# correct annotations/<text:s/></text:p>
            <text:p># total annotations)<text:s/></text:p>
            <text:p>in Bei den USA hört die<text:s/></text:p>
            <text:p>Toleranz auf_schwer</text:p>
          </table:table-cell>
          <table:table-cell office:value-type="string" table:style-name="ce7">
            <text:p>p = (# correct annotations/<text:s/></text:p>
            <text:p># total annotations)<text:s/></text:p>
            <text:p>in Oper_schwer</text:p>
          </table:table-cell>
          <table:table-cell office:value-type="string" table:style-name="ce7">
            <text:p>p = (# correct annotations/<text:s/></text:p>
            <text:p># total annotations)<text:s/></text:p>
            <text:p>in Das Vertrauen in Fahrpläne<text:s/></text:p>
            <text:p>ist grenzenlos_schwer</text:p>
          </table:table-cell>
          <table:table-cell office:value-type="string" table:style-name="ce7">
            <text:p># correct annotations/ # total annotations throughout all texts</text:p>
          </table:table-cell>
          <table:table-cell office:value-type="string" table:style-name="ce1">
            <text:p>p-value</text:p>
          </table:table-cell>
          <table:table-cell table:number-columns-repeated="16372" table:style-name="ce1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string" table:style-name="ce8">
            <text:p>p = 1/1</text:p>
          </table:table-cell>
          <table:table-cell office:value-type="string" table:style-name="ce10">
            <text:p>p = 7/9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2/4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0">
            <text:p>p = 18/23</text:p>
          </table:table-cell>
          <table:table-cell office:value-type="float" office:value="0.78260869565217395" table:formula="of:= 18/23" table:style-name="ce1">
            <text:p>0.782608696</text:p>
          </table:table-cell>
          <table:table-cell table:number-columns-repeated="16372" table:style-name="ce1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2/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7/7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4/14</text:p>
          </table:table-cell>
          <table:table-cell office:value-type="float" office:value="1" table:formula="of:= 14/14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2/12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5/5</text:p>
          </table:table-cell>
          <table:table-cell office:value-type="string" table:style-name="ce9">
            <text:p>p = 11/12</text:p>
          </table:table-cell>
          <table:table-cell office:value-type="string" table:style-name="ce8">
            <text:p>p = 9/9</text:p>
          </table:table-cell>
          <table:table-cell office:value-type="string" table:style-name="ce9">
            <text:p>p = 18/20</text:p>
          </table:table-cell>
          <table:table-cell office:value-type="string" table:style-name="ce8">
            <text:p>p = 12/12</text:p>
          </table:table-cell>
          <table:table-cell office:value-type="string" table:style-name="ce9">
            <text:p>p = 77/80</text:p>
          </table:table-cell>
          <table:table-cell office:value-type="float" office:value="0.96250000000000002" table:formula="of:= 77/80" table:style-name="ce1">
            <text:p>0.9625</text:p>
          </table:table-cell>
          <table:table-cell table:number-columns-repeated="16372" table:style-name="ce1"/>
        </table:table-row>
        <table:table-row table:style-name="ro2">
          <table:table-cell office:value-type="float" office:value="2274" table:style-name="ce1">
            <text:p>227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75" table:style-name="ce1">
            <text:p>2275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2276" table:style-name="ce1">
            <text:p>2276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0/10</text:p>
          </table:table-cell>
          <table:table-cell office:value-type="float" office:value="1" table:formula="of:= 10/10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2277" table:style-name="ce1">
            <text:p>2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3/13</text:p>
          </table:table-cell>
          <table:table-cell office:value-type="float" office:value="1" table:formula="of:= 13/13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30" table:style-name="ce1">
            <text:p>31130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2/12</text:p>
          </table:table-cell>
          <table:table-cell office:value-type="float" office:value="1" table:formula="of:= 12/12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2280" table:style-name="ce1">
            <text:p>228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2281" table:style-name="ce1">
            <text:p>228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8/12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9">
            <text:p><text:s/>p = 4/5</text:p>
          </table:table-cell>
          <table:table-cell office:value-type="string" table:style-name="ce9">
            <text:p>p = 9/15</text:p>
          </table:table-cell>
          <table:table-cell office:value-type="string" table:style-name="ce8">
            <text:p>p = 7/7</text:p>
          </table:table-cell>
          <table:table-cell office:value-type="string" table:style-name="ce9">
            <text:p>p = 41/52</text:p>
          </table:table-cell>
          <table:table-cell office:value-type="float" office:value="0.78846153846153844" table:formula="of:= 41/52" table:style-name="ce1">
            <text:p>0.788461538</text:p>
          </table:table-cell>
          <table:table-cell table:number-columns-repeated="16372"/>
        </table:table-row>
        <table:table-row table:style-name="ro2">
          <table:table-cell office:value-type="float" office:value="2282" table:style-name="ce10">
            <text:p>2282</text:p>
          </table:table-cell>
          <table:table-cell office:value-type="string" table:style-name="ce1">
            <text:p>-</text:p>
          </table:table-cell>
          <table:table-cell office:value-type="string" table:style-name="ce18">
            <text:p>p = 7/10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3/3</text:p>
          </table:table-cell>
          <table:table-cell office:value-type="string" table:style-name="ce9">
            <text:p>p = 1/2</text:p>
          </table:table-cell>
          <table:table-cell office:value-type="string" table:style-name="ce9">
            <text:p>p = 5/9</text:p>
          </table:table-cell>
          <table:table-cell office:value-type="string" table:style-name="ce10">
            <text:p>p = 3/5</text:p>
          </table:table-cell>
          <table:table-cell office:value-type="string" table:style-name="ce10">
            <text:p>p = 26/36</text:p>
          </table:table-cell>
          <table:table-cell office:value-type="float" office:value="0.72222222222222221" table:formula="of:= 26/36" table:style-name="ce1">
            <text:p>0.722222222</text:p>
          </table:table-cell>
          <table:table-cell table:number-columns-repeated="16372"/>
        </table:table-row>
        <table:table-row table:style-name="ro2">
          <table:table-cell office:value-type="float" office:value="2285" table:style-name="ce1">
            <text:p>2285</text:p>
          </table:table-cell>
          <table:table-cell office:value-type="string" table:style-name="ce8">
            <text:p>p = 1/1</text:p>
          </table:table-cell>
          <table:table-cell office:value-type="string" table:style-name="ce20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2295" table:style-name="ce1">
            <text:p>2295</text:p>
          </table:table-cell>
          <table:table-cell office:value-type="string" table:style-name="ce1">
            <text:p>-</text:p>
          </table:table-cell>
          <table:table-cell office:value-type="string" table:style-name="ce20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03" table:style-name="ce9">
            <text:p>31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float" office:value="0" table:formula="of:= 0/1" table:style-name="ce1">
            <text:p>0</text:p>
          </table:table-cell>
          <table:table-cell table:number-columns-repeated="16372"/>
        </table:table-row>
        <table:table-row table:style-name="ro2">
          <table:table-cell office:value-type="float" office:value="31104" table:style-name="ce1">
            <text:p>31104</text:p>
          </table:table-cell>
          <table:table-cell office:value-type="string" table:style-name="ce8">
            <text:p>p = 1/1</text:p>
          </table:table-cell>
          <table:table-cell office:value-type="string" table:style-name="ce20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6/16</text:p>
          </table:table-cell>
          <table:table-cell office:value-type="float" office:value="1" table:formula="of:= 16/1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05" table:style-name="ce1">
            <text:p>31105</text:p>
          </table:table-cell>
          <table:table-cell office:value-type="string" table:style-name="ce8">
            <text:p>p = 1/1</text:p>
          </table:table-cell>
          <table:table-cell office:value-type="string" table:style-name="ce18">
            <text:p>p = 1/2</text:p>
          </table:table-cell>
          <table:table-cell office:value-type="string" table:style-name="ce8">
            <text:p>p = 3/3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5/5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15/16</text:p>
          </table:table-cell>
          <table:table-cell office:value-type="float" office:value="0.9375" table:formula="of:= 15/16" table:style-name="ce1">
            <text:p>0.9375</text:p>
          </table:table-cell>
          <table:table-cell table:number-columns-repeated="16372"/>
        </table:table-row>
        <table:table-row table:style-name="ro2">
          <table:table-cell office:value-type="float" office:value="31108" table:style-name="ce1">
            <text:p>31108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8/8</text:p>
          </table:table-cell>
          <table:table-cell office:value-type="float" office:value="1" table:formula="of:= 8/8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09" table:style-name="ce1">
            <text:p>31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0/10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4/4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8/18</text:p>
          </table:table-cell>
          <table:table-cell office:value-type="float" office:value="1" table:formula="of:= 18/18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10" table:style-name="ce1">
            <text:p>3111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11" table:style-name="ce1">
            <text:p>311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12" table:style-name="ce1">
            <text:p>31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2">
          <table:table-cell office:value-type="float" office:value="31114" table:style-name="ce1">
            <text:p>31114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= 2/2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1119" table:style-name="ce1">
            <text:p>31119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0/10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6/6</text:p>
          </table:table-cell>
          <table:table-cell office:value-type="string" table:style-name="ce8">
            <text:p>p = 1/1</text:p>
          </table:table-cell>
          <table:table-cell office:value-type="string" table:style-name="ce9">
            <text:p>p = 14/15</text:p>
          </table:table-cell>
          <table:table-cell office:value-type="string" table:style-name="ce8">
            <text:p>p = 3/3</text:p>
          </table:table-cell>
          <table:table-cell office:value-type="string" table:style-name="ce9">
            <text:p>p =39/40</text:p>
          </table:table-cell>
          <table:table-cell office:value-type="float" office:value="0.97499999999999998" table:formula="of:=39/40" table:style-name="ce1">
            <text:p>0.975</text:p>
          </table:table-cell>
          <table:table-cell table:number-columns-repeated="16372"/>
        </table:table-row>
        <table:table-row table:style-name="ro2">
          <table:table-cell office:value-type="float" office:value="31120" table:style-name="ce1">
            <text:p>31120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7/7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1/1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8/8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14/14</text:p>
          </table:table-cell>
          <table:table-cell office:value-type="string" table:style-name="ce8">
            <text:p>p = 3/3</text:p>
          </table:table-cell>
          <table:table-cell office:value-type="string" table:style-name="ce8">
            <text:p>p = 35/35</text:p>
          </table:table-cell>
          <table:table-cell office:value-type="float" office:value="1" table:formula="of:= 35/35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2" table:style-name="ce1">
            <text:p>321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2">
          <table:table-cell office:value-type="float" office:value="32133" table:style-name="ce1">
            <text:p>32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1/1</text:p>
          </table:table-cell>
          <table:table-cell office:value-type="string" table:style-name="ce8">
            <text:p>p = 1/1</text:p>
          </table:table-cell>
          <table:table-cell office:value-type="float" office:value="1" table:formula="of:= 1/1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5" table:style-name="ce1">
            <text:p>321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5/5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7/7</text:p>
          </table:table-cell>
          <table:table-cell office:value-type="float" office:value="1" table:formula="of:= 7/7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6" table:style-name="ce1">
            <text:p>32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8">
            <text:p>p = 2/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float" office:value="1" table:formula="of:= 2/2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37" table:style-name="ce1">
            <text:p>321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72"/>
        </table:table-row>
        <table:table-row table:style-name="ro2">
          <table:table-cell office:value-type="float" office:value="32148" table:style-name="ce1">
            <text:p>32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2/2</text:p>
          </table:table-cell>
          <table:table-cell office:value-type="string" table:style-name="ce8">
            <text:p>p = 6/6</text:p>
          </table:table-cell>
          <table:table-cell office:value-type="float" office:value="1" table:formula="of:= 6/6" table:style-name="ce1">
            <text:p>1</text:p>
          </table:table-cell>
          <table:table-cell table:number-columns-repeated="16372"/>
        </table:table-row>
        <table:table-row table:style-name="ro2">
          <table:table-cell office:value-type="float" office:value="32149" table:style-name="ce1">
            <text:p>32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text:s/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9">
            <text:p>p = 0/1</text:p>
          </table:table-cell>
          <table:table-cell office:value-type="float" office:value="0" table:formula="of:= 0/1" table:style-name="ce1">
            <text:p>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GPConstruct Annotations Correct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38" table:formula="of:=SUM(7; 7; 7; 7; 7; 3)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40" table:formula="of:=SUM(4; 6; 6; 6; 4; 6; 6; 2)" table:style-name="ce1">
            <text:p>40</text:p>
          </table:table-cell>
          <table:table-cell office:value-type="float" office:value="99" table:style-name="ce1">
            <text:p>99</text:p>
          </table:table-cell>
          <table:table-cell office:value-type="float" office:value="56" table:formula="of:=SUM(6; 6; 6; 6; 4; 6; 6; 6; 6;4)" table:style-name="ce1">
            <text:p>56</text:p>
          </table:table-cell>
          <table:table-cell office:value-type="float" office:value="416" table:formula="of:=SUM([.B44:.J44])" table:style-name="ce19">
            <text:p>416</text:p>
          </table:table-cell>
          <table:table-cell office:value-type="float" office:value="0.9285714285714286" table:formula="of:=416/448" table:style-name="ce1">
            <text:p>0.92857142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GPConstruct Annotations Inorrect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SUM(1; 1)" table:style-name="ce1">
            <text:p>2</text:p>
          </table:table-cell>
          <table:table-cell office:value-type="float" office:value="1" table:formula="of:=SUM(1)" table:style-name="ce1">
            <text:p>1</text:p>
          </table:table-cell>
          <table:table-cell office:value-type="float" office:value="4" table:formula="of:=SUM(2; 2)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SUM([.B45:.J45])" table:style-name="ce1">
            <text:p>32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Wrongly Annotated<text:s/></text:p>
            <text:p>[begin - end:<text:s/></text:p>
            <text:p>wrong annotation,<text:s/></text:p>
            <text:p>correct annotation]</text:p>
            <text:p>(For Annotation Documentation, view .xmis on Git)</text:p>
          </table:table-cell>
          <table:table-cell table:style-name="ce1"/>
          <table:table-cell office:value-type="string" table:style-name="ce13">
            <text:p>843-866:<text:s/></text:p>
            <text:p>"ist aktuell ausgeliehen"<text:s/></text:p>
            <text:p>2282 (Perfekt),<text:s/></text:p>
            <text:p>Zustandspassiv, s.u.</text:p>
          </table:table-cell>
          <table:table-cell table:number-columns-repeated="2" table:style-name="ce1"/>
          <table:table-cell office:value-type="string" table:style-name="ce13">
            <text:p>285-308:</text:p>
            <text:p>"nennt sie "Mein Schatz""</text:p>
            <text:p>2103 (Trennverben)</text:p>
          </table:table-cell>
          <table:table-cell office:value-type="string" table:style-name="ce13">
            <text:p>1863 - 1873:</text:p>
            <text:p>"der "Toten"</text:p>
            <text:p>2254 (Dativ)</text:p>
          </table:table-cell>
          <table:table-cell office:value-type="string" table:style-name="ce13">
            <text:p>282 - 342:</text:p>
            <text:p>"sind Deutsche anderen Kulturen gegenüber sehr aufgeschlossen"</text:p>
            <text:p>2282 (Perfekt)</text:p>
            <text:p>s. u</text:p>
          </table:table-cell>
          <table:table-cell office:value-type="string" table:style-name="ce13">
            <text:p>1115-1122:</text:p>
            <text:p>"erklärt"</text:p>
            <text:p>2281 (Partizip2)</text:p>
            <text:p>PosValue == VVFIN</text:p>
          </table:table-cell>
          <table:table-cell office:value-type="string" table:style-name="ce15">
            <text:p>1526 - 1574:</text:p>
            <text:p>"ist, ist er traurig: Mist ich habe sie verpasst."</text:p>
            <text:p>2282 (Perfekt)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8">
            <text:p>Correct: 416</text:p>
          </table:table-cell>
          <table:table-cell table:style-name="ce1"/>
          <table:table-cell office:value-type="string" table:style-name="ce13">
            <text:p>"ausgeliehen"</text:p>
            <text:p>2281 (Partizip2)</text:p>
            <text:p>POSValue == ADJD</text:p>
            <text:p/>
          </table:table-cell>
          <table:table-cell table:number-columns-repeated="2" table:style-name="ce1"/>
          <table:table-cell office:value-type="string" table:style-name="ce13">
            <text:p>994 - 1002:</text:p>
            <text:p>"komische"</text:p>
            <text:p>32149 (Konjunktiv 1)</text:p>
          </table:table-cell>
          <table:table-cell table:style-name="ce1"/>
          <table:table-cell office:value-type="string" table:style-name="ce13">
            <text:p>328 - 342:</text:p>
            <text:p>"aufgeschlossen"</text:p>
            <text:p>2281 (Partizip2)</text:p>
            <text:p>POSValue == ADJD</text:p>
          </table:table-cell>
          <table:table-cell office:value-type="string" table:style-name="ce13">
            <text:p>3042-3117:</text:p>
            <text:p>"hat, wünscht er sich seine vierte Neuinszenierung nicht altmodisch, sondern modern inszeniert."</text:p>
            <text:p>2282 (Perfekt)</text:p>
            <text:p>Folgefehler</text:p>
          </table:table-cell>
          <table:table-cell office:value-type="string" table:style-name="ce14">
            <text:p>1531 - 1574:</text:p>
            <text:p>" ist er traurig: Mist ich habe sie verpasst."</text:p>
            <text:p>2282 (Perfekt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3">
            <text:p>incorrect because of tagger: 28</text:p>
            <text:p>(for wrong Tag documentation, refer to DOC in Git)</text:p>
          </table:table-cell>
          <table:table-cell table:style-name="ce1"/>
          <table:table-cell office:value-type="string" table:style-name="ce13">
            <text:p>3544 - 3571</text:p>
            <text:p>"ist Liebeskummer garantiert"</text:p>
            <text:p>2282 (Perfekt)</text:p>
            <text:p>Zustandspassiv (s.u.)</text:p>
          </table:table-cell>
          <table:table-cell table:number-columns-repeated="4" table:style-name="ce1"/>
          <table:table-cell office:value-type="string" table:style-name="ce13">
            <text:p>1809 - 1841:</text:p>
            <text:p>"herziehen, nennen sie sie "Amis"<text:s/></text:p>
            <text:p>2103 (Trennverben)</text:p>
          </table:table-cell>
          <table:table-cell office:value-type="string" table:style-name="ce13">
            <text:p>"inszeniert"</text:p>
            <text:p>2281 (Partizip2)</text:p>
            <text:p>PosValue == ADJD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4">
            <text:p>incorrect because<text:s/></text:p>
            <text:p>of rutarule: 4</text:p>
          </table:table-cell>
          <table:table-cell table:style-name="ce1"/>
          <table:table-cell office:value-type="string" table:style-name="ce13">
            <text:p>"garantiert"</text:p>
            <text:p>2281 (Partizip2)</text:p>
            <text:p>POSValue == ADJD</text:p>
          </table:table-cell>
          <table:table-cell table:number-columns-repeated="4" table:style-name="ce1"/>
          <table:table-cell office:value-type="string" table:style-name="ce13">
            <text:p>1820 - 1841:</text:p>
            <text:p>"nennen sie sie "Amis"</text:p>
            <text:p>2103 (Trennverben)</text:p>
          </table:table-cell>
          <table:table-cell office:value-type="string" table:style-name="ce13">
            <text:p>3169 - 3186:</text:p>
            <text:p>"ist &gt;&gt;hochgebildet"</text:p>
            <text:p>2282 (Perfekt)</text:p>
            <text:p>s.u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office:value-type="string" table:style-name="ce13">
            <text:p>3642 - 3664</text:p>
            <text:p>"ist aber nicht erlaubt"</text:p>
            <text:p>2282 (Perfekt)</text:p>
            <text:p>Zustandspassiv (s.u.)</text:p>
          </table:table-cell>
          <table:table-cell table:number-columns-repeated="5" table:style-name="ce1"/>
          <table:table-cell office:value-type="string" table:style-name="ce13">
            <text:p>3174 - 3186:</text:p>
            <text:p>"hochgebildet"</text:p>
            <text:p>2281 (Partizip2)</text:p>
            <text:p>PosValue == ADJD</text:p>
          </table:table-cell>
          <table:table-cell table:number-columns-repeated="16375"/>
        </table:table-row>
        <table:table-row table:style-name="ro8">
          <table:table-cell table:number-columns-repeated="2" table:style-name="ce1"/>
          <table:table-cell office:value-type="string" table:style-name="ce13">
            <text:p>"erlaubt"</text:p>
            <text:p>2281 (Partizip2)</text:p>
            <text:p>POSValue == ADJD</text:p>
          </table:table-cell>
          <table:table-cell table:number-columns-repeated="5" table:style-name="ce1"/>
          <table:table-cell office:value-type="string" table:style-name="ce13">
            <text:p>3217 - 3236:</text:p>
            <text:p>"ist es gut gemischt"</text:p>
            <text:p>2282 (Perfekt)</text:p>
            <text:p>s.u.</text:p>
          </table:table-cell>
          <table:table-cell table:number-columns-repeated="16375"/>
        </table:table-row>
        <table:table-row table:style-name="ro9">
          <table:table-cell table:number-columns-repeated="2" table:style-name="ce1"/>
          <table:table-cell office:value-type="string" table:style-name="ce13">
            <text:p>4021 - 4030<text:s/></text:p>
            <text:p>"verlieben"</text:p>
            <text:p>2281 (Partizip1)</text:p>
            <text:p>2122 (Satzklammer mit "können")</text:p>
          </table:table-cell>
          <table:table-cell table:number-columns-repeated="5" table:style-name="ce1"/>
          <table:table-cell office:value-type="string" table:style-name="ce13">
            <text:p>3228 - 3236:</text:p>
            <text:p>"gemischt"</text:p>
            <text:p>2281(Partizip2)</text:p>
            <text:p>PosValue == ADJD</text:p>
          </table:table-cell>
          <table:table-cell table:number-columns-repeated="16375"/>
        </table:table-row>
        <table:table-row table:style-name="ro10">
          <table:table-cell table:number-columns-repeated="2" table:style-name="ce1"/>
          <table:table-cell office:value-type="string" table:style-name="ce14">
            <text:p>4279 - 4387</text:p>
            <text:p>"ist dann oft ein langer demokratischer Prozess, bis nach vielen Diskussionen klar ist: dieses Bild kommt mit"</text:p>
            <text:p>2103 (Trennverben)</text:p>
            <text:p>-<text:s/></text:p>
          </table:table-cell>
          <table:table-cell table:number-columns-repeated="5" table:style-name="ce1"/>
          <table:table-cell office:value-type="string" table:style-name="ce13">
            <text:p>3825 - 3926:</text:p>
            <text:p>"hat, wie coole Mittelstufenschüler in einer Vorstellung der Zauberflöte' plötzlich mucksmäuschenstill"</text:p>
            <text:p>2282 (Perfekt)</text:p>
            <text:p>s.u.</text:p>
          </table:table-cell>
          <table:table-cell table:number-columns-repeated="16375"/>
        </table:table-row>
        <table:table-row table:style-name="ro6">
          <table:table-cell table:number-columns-repeated="2" table:style-name="ce1"/>
          <table:table-cell office:value-type="string" table:style-name="ce14">
            <text:p>3361 - 4387</text:p>
            <text:p>"ist: dieses Bild kommt mit"</text:p>
            <text:p>2103 (Trennverben)</text:p>
            <text:p>-<text:s/></text:p>
          </table:table-cell>
          <table:table-cell table:number-columns-repeated="5" table:style-name="ce1"/>
          <table:table-cell office:value-type="string" table:style-name="ce13">
            <text:p>3908 - 3926:</text:p>
            <text:p>"mucksmäuschenstill"</text:p>
            <text:p>2281(Partizip2)</text:p>
            <text:p>PosValue von mucksmäusschenstill == ADJD</text:p>
          </table:table-cell>
          <table:table-cell table:number-columns-repeated="16375"/>
        </table:table-row>
        <table:table-row table:style-name="ro5">
          <table:table-cell table:number-columns-repeated="8" table:style-name="ce1"/>
          <table:table-cell office:value-type="string" table:style-name="ce13">
            <text:p>4129 - 4157:</text:p>
            <text:p>"der ständigen Erreichbarkeit"</text:p>
            <text:p>2254 (Dativ)</text:p>
            <text:p>31119/31120 (Genitiv)</text:p>
          </table:table-cell>
          <table:table-cell table:number-columns-repeated="16375"/>
        </table:table-row>
        <table:table-row table:style-name="ro11">
          <table:table-cell table:number-columns-repeated="8" table:style-name="ce1"/>
          <table:table-cell office:value-type="string" table:style-name="ce13">
            <text:p>6376 - 6646:</text:p>
            <text:p>"wird der kulturelle Austausch seiner Meinung nach immer wichtiger.„Theater und Oper erfüllen eine wichtige Funktion</text:p>
            <text:p>in der Demokratie, indem sie mit Mitteln der Kunst die Widersprüche und Probleme der Gesellschaft reflektieren und zum gegenseitigen Verständnis beitragen"</text:p>
            <text:p>31103 (Futur 1)</text:p>
            <text:p>Two separate phrases (-&gt; break was lacking therefore it was annotated as one sentence)</text:p>
            <text:p/>
          </table:table-cell>
          <table:table-cell table:number-columns-repeated="16375"/>
        </table:table-row>
        <table:table-row table:style-name="ro8">
          <table:table-cell table:number-columns-repeated="8" table:style-name="ce1"/>
          <table:table-cell office:value-type="string" table:style-name="ce13">
            <text:p>6455-6459:</text:p>
            <text:p>"Oper"</text:p>
            <text:p>31119 (Genitiv)</text:p>
            <text:p>-<text:s/></text:p>
          </table:table-cell>
          <table:table-cell table:number-columns-repeated="16375"/>
        </table:table-row>
        <table:table-row table:style-name="ro9">
          <table:table-cell table:number-columns-repeated="8" table:style-name="ce1"/>
          <table:table-cell office:value-type="string" table:style-name="ce13">
            <text:p>6533- 6542:</text:p>
            <text:p>"der Kunst"</text:p>
            <text:p>2254 (Dativ)</text:p>
            <text:p>31119/31120 (Genitiv)</text:p>
          </table:table-cell>
          <table:table-cell table:number-columns-repeated="16375"/>
        </table:table-row>
        <table:table-row table:style-name="ro8">
          <table:table-cell table:number-columns-repeated="8" table:style-name="ce1"/>
          <table:table-cell office:value-type="string" table:style-name="ce16">
            <text:p>6690 - 6700:</text:p>
            <text:p>"formuliert"</text:p>
            <text:p>2281 (Partizip2)</text:p>
            <text:p/>
          </table:table-cell>
          <table:table-cell table:number-columns-repeated="16375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5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7"/>
          <table:table-cell table:number-columns-repeated="16381" table:style-name="ce1"/>
        </table:table-row>
        <table:table-row table:number-rows-repeated="12" table:style-name="ro2">
          <table:table-cell table:number-columns-repeated="16384"/>
        </table:table-row>
        <table:table-row table:number-rows-repeated="3" table:style-name="ro2">
          <table:table-cell table:number-columns-repeated="2"/>
          <table:table-cell table:style-name="ce17"/>
          <table:table-cell table:number-columns-repeated="1638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2"/>
          <table:table-cell table:style-name="ce17"/>
          <table:table-cell table:number-columns-repeated="16381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-</text:p>
          </table:table-cell>
          <table:table-cell table:number-columns-repeated="16381"/>
        </table:table-row>
        <table:table-row table:number-rows-repeated="1048468" table:style-name="ro2">
          <table:table-cell table:number-columns-repeated="16384"/>
        </table:table-row>
      </table:table>
      <table:table table:name="Recall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" table:default-cell-style-name="ce1"/>
        <table:table-column table:style-name="co38" table:default-cell-style-name="ce1"/>
        <table:table-column table:style-name="co7" table:number-columns-repeated="16363" table:default-cell-style-name="ce1"/>
        <table:table-row table:style-name="ro12">
          <table:table-cell office:value-type="string" table:style-name="ce23">
            <text:p>ConstructID</text:p>
          </table:table-cell>
          <table:table-cell office:value-type="string" table:style-name="ce25">
            <text:p><text:span text:style-name="T3">Specified Tense</text:span>: Construct FORM</text:p>
          </table:table-cell>
          <table:table-cell office:value-type="string" table:style-name="ce23">
            <text:p>Official example phrase<text:s/></text:p>
          </table:table-cell>
          <table:table-cell office:value-type="string" table:style-name="ce33">
            <text:p>Sentence 1<text:s/><text:span text:style-name="T7">with marked construct characteristics<text:s/></text:span></text:p>
          </table:table-cell>
          <table:table-cell office:value-type="string" table:style-name="ce40">
            <text:p>Sentence 2<text:s text:c="41"/></text:p>
          </table:table-cell>
          <table:table-cell office:value-type="string" table:style-name="ce25">
            <text:p>Sentence 3<text:s text:c="2"/></text:p>
          </table:table-cell>
          <table:table-cell office:value-type="string" table:style-name="ce25">
            <text:p>Sentence 4<text:s text:c="2"/></text:p>
          </table:table-cell>
          <table:table-cell office:value-type="string" table:style-name="ce25">
            <text:p>Sentence 5<text:s text:c="2"/></text:p>
          </table:table-cell>
          <table:table-cell office:value-type="string" table:style-name="ce48">
            <text:p>Sentence 6<text:s text:c="2"/></text:p>
          </table:table-cell>
          <table:table-cell office:value-type="string" table:style-name="ce25">
            <text:p>Sentence 7<text:s text:c="2"/></text:p>
          </table:table-cell>
          <table:table-cell office:value-type="string" table:style-name="ce25">
            <text:p>Sentence 8<text:s text:c="2"/></text:p>
          </table:table-cell>
          <table:table-cell office:value-type="string" table:style-name="ce25">
            <text:p>Sentence 9<text:s text:c="2"/></text:p>
          </table:table-cell>
          <table:table-cell office:value-type="string" table:style-name="ce25">
            <text:p>Sentence 10<text:s text:c="2"/></text:p>
          </table:table-cell>
          <table:table-cell office:value-type="string" table:style-name="ce7">
            <text:p># correct annotations /<text:s/></text:p>
            <text:p># total annotations</text:p>
          </table:table-cell>
          <table:table-cell office:value-type="string" table:style-name="ce1">
            <text:p>recall value</text:p>
          </table:table-cell>
          <table:table-cell table:number-columns-repeated="16369" table:style-name="ce1"/>
        </table:table-row>
        <table:table-row table:style-name="ro2">
          <table:table-cell office:value-type="float" office:value="2103" table:style-name="ce23">
            <text:p>2103</text:p>
          </table:table-cell>
          <table:table-cell office:value-type="string" table:style-name="ce25">
            <text:p><text:span text:style-name="T3">Präsens</text:span>: Trennverben<text:s/></text:p>
          </table:table-cell>
          <table:table-cell office:value-type="string" table:style-name="ce23">
            <text:p>None</text:p>
          </table:table-cell>
          <table:table-cell office:value-type="string" table:style-name="ce34">
            <text:p>Ich<text:s/><text:span text:style-name="T1">gebe auf</text:span>.<text:s/></text:p>
          </table:table-cell>
          <table:table-cell office:value-type="string" table:style-name="ce41">
            <text:p><text:span text:style-name="T1">Fährst</text:span><text:s/>du mit dem Auto<text:s/><text:span text:style-name="T1">los?</text:span><text:s/></text:p>
          </table:table-cell>
          <table:table-cell office:value-type="string" table:style-name="ce34">
            <text:p><text:span text:style-name="T1">Zieht</text:span><text:s/>er demnächst<text:s/><text:span text:style-name="T1">aus</text:span>?</text:p>
          </table:table-cell>
          <table:table-cell office:value-type="string" table:style-name="ce34">
            <text:p><text:span text:style-name="T1">Fällt sie in diesem Kostüm</text:span><text:s/><text:span text:style-name="T1">auf?</text:span></text:p>
          </table:table-cell>
          <table:table-cell office:value-type="string" table:style-name="ce35">
            <text:p>Es<text:s/><text:span text:style-name="T1">tut</text:span><text:s/>mir<text:s/><text:span text:style-name="T1">leid</text:span>.<text:s/></text:p>
          </table:table-cell>
          <table:table-cell office:value-type="string" table:style-name="ce43">
            <text:p><text:span text:style-name="T1">Kaufen</text:span><text:s/>wir heute<text:s/><text:span text:style-name="T1">ein?</text:span></text:p>
          </table:table-cell>
          <table:table-cell office:value-type="string" table:style-name="ce34">
            <text:p>Ihr<text:s/><text:span text:style-name="T1">macht</text:span><text:s/>immer sehr gut<text:s/><text:span text:style-name="T1">mit</text:span>.<text:s/></text:p>
          </table:table-cell>
          <table:table-cell office:value-type="string" table:style-name="ce34">
            <text:p><text:span text:style-name="T1">Steigen</text:span><text:s/>sie bei der nächsten Station<text:s/><text:span text:style-name="T1">aus?</text:span></text:p>
          </table:table-cell>
          <table:table-cell office:value-type="string" table:style-name="ce34">
            <text:p>Ich<text:s/><text:span text:style-name="T1">stelle</text:span><text:s/>mich darauf<text:s/><text:span text:style-name="T1">ein</text:span>.<text:s/></text:p>
          </table:table-cell>
          <table:table-cell office:value-type="string" table:style-name="ce34">
            <text:p><text:span text:style-name="T1">Hörst</text:span><text:s/>du mir<text:s/><text:span text:style-name="T1">zu</text:span>?</text:p>
          </table:table-cell>
          <table:table-cell office:value-type="string" table:style-name="ce12">
            <text:p><text:s/>r = 9 /10</text:p>
          </table:table-cell>
          <table:table-cell office:value-type="float" office:value="0.9" table:formula="of:= 9/10" table:style-name="ce1">
            <text:p>0.9</text:p>
          </table:table-cell>
          <table:table-cell table:number-columns-repeated="16369" table:style-name="ce1"/>
        </table:table-row>
        <table:table-row table:style-name="ro2">
          <table:table-cell office:value-type="float" office:value="2108" table:style-name="ce23">
            <text:p>2108</text:p>
          </table:table-cell>
          <table:table-cell office:value-type="string" table:style-name="ce23">
            <text:p>Ja/Nein-Fragen</text:p>
          </table:table-cell>
          <table:table-cell office:value-type="string" table:style-name="ce36">
            <text:p>Sind Sie müde?<text:s text:c="3"/></text:p>
          </table:table-cell>
          <table:table-cell office:value-type="string" table:style-name="ce36">
            <text:p>Habe ich eine Wahl?<text:s text:c="3"/></text:p>
          </table:table-cell>
          <table:table-cell office:value-type="string" table:style-name="ce42">
            <text:p>Geht es dir gut?<text:s text:c="3"/></text:p>
          </table:table-cell>
          <table:table-cell office:value-type="string" table:style-name="ce36">
            <text:p>Wird es morgen regnen?<text:s text:c="3"/></text:p>
          </table:table-cell>
          <table:table-cell office:value-type="string" table:style-name="ce34">
            <text:p>Ist sie einverstanden?<text:s text:c="3"/></text:p>
          </table:table-cell>
          <table:table-cell office:value-type="string" table:style-name="ce36">
            <text:p>Wird er den Zug erwischen?<text:s text:c="3"/></text:p>
          </table:table-cell>
          <table:table-cell office:value-type="string" table:style-name="ce42">
            <text:p>Können wir gehen?<text:s text:c="3"/></text:p>
          </table:table-cell>
          <table:table-cell office:value-type="string" table:style-name="ce45">
            <text:p>Wart ihr wirklich schneller?<text:s text:c="2"/></text:p>
          </table:table-cell>
          <table:table-cell office:value-type="string" table:style-name="ce46">
            <text:p>Werden sie ihr Versprechen gehalten haben?<text:s text:c="2"/></text:p>
          </table:table-cell>
          <table:table-cell office:value-type="string" table:style-name="ce36">
            <text:p>Hatte er sich unklar ausgedrückt?<text:s text:c="2"/></text:p>
          </table:table-cell>
          <table:table-cell office:value-type="string" table:style-name="ce36">
            <text:p>Ist sie immer so gewesen?<text:s/><text:span text:style-name="T3">(Perfekt)</text:span></text:p>
          </table:table-cell>
          <table:table-cell office:value-type="string" table:style-name="ce12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6" table:style-name="ce1"/>
          <table:table-cell table:style-name="ce12"/>
          <table:table-cell table:number-columns-repeated="16362" table:style-name="ce1"/>
        </table:table-row>
        <table:table-row table:style-name="ro3">
          <table:table-cell office:value-type="float" office:value="2122" table:style-name="ce23">
            <text:p>2122</text:p>
          </table:table-cell>
          <table:table-cell office:value-type="string" table:style-name="ce27">
            <text:p><text:span text:style-name="T3">Präsens</text:span>: Modalverben + Satzklammer<text:s/></text:p>
            <text:p>mit "mögen", "müssen", "können", "wollen"</text:p>
          </table:table-cell>
          <table:table-cell office:value-type="string" table:style-name="ce28">
            <text:p><text:span text:style-name="T8">Du<text:s/></text:span><text:span text:style-name="T9">möchtest</text:span><text:span text:style-name="T8"><text:s/>lieber hier<text:s/></text:span><text:span text:style-name="T9">bleiben</text:span><text:span text:style-name="T8">.<text:s/></text:span></text:p>
            <text:p><text:span text:style-name="T10">Ihr<text:s/></text:span><text:span text:style-name="T11">müsst</text:span><text:span text:style-name="T10"><text:s/>das<text:s/></text:span><text:span text:style-name="T11">erledigen</text:span><text:span text:style-name="T10">.<text:s/></text:span></text:p>
            <text:p><text:span text:style-name="T10">Er<text:s/></text:span><text:span text:style-name="T11">kann</text:span><text:span text:style-name="T10"><text:s/>nicht<text:s/></text:span><text:span text:style-name="T11">schwimmen</text:span><text:span text:style-name="T10">.<text:s/></text:span></text:p>
            <text:p><text:span text:style-name="T10">Wir<text:s/></text:span><text:span text:style-name="T11">wollen</text:span><text:span text:style-name="T10"><text:s/>dafür eine Lösung<text:s/></text:span><text:span text:style-name="T11">finden</text:span><text:span text:style-name="T10">.<text:s/></text:span></text:p>
          </table:table-cell>
          <table:table-cell office:value-type="string" table:style-name="ce35">
            <text:p>Ich<text:s/><text:span text:style-name="T1">möchte</text:span><text:s/>heute<text:s/><text:span text:style-name="T1">ausschlafen</text:span>.<text:s/></text:p>
          </table:table-cell>
          <table:table-cell office:value-type="string" table:style-name="ce41">
            <text:p><text:span text:style-name="T1">Musst<text:s/></text:span>du deine Hausaufgaben<text:s/><text:span text:style-name="T1">erledigen?</text:span><text:s/></text:p>
          </table:table-cell>
          <table:table-cell office:value-type="string" table:style-name="ce34">
            <text:p><text:span text:style-name="T1">Kann</text:span><text:s/>sie die Schicht<text:s/><text:span text:style-name="T1">übernehmen?</text:span></text:p>
          </table:table-cell>
          <table:table-cell office:value-type="string" table:style-name="ce34">
            <text:p><text:span text:style-name="T1">Möchte</text:span><text:s/>er<text:s/><text:span text:style-name="T1">auswandern</text:span>?</text:p>
          </table:table-cell>
          <table:table-cell office:value-type="string" table:style-name="ce34">
            <text:p><text:span text:style-name="T1">Muss</text:span><text:s/>es sich so in die Länge<text:s/><text:span text:style-name="T1">ziehen</text:span>?<text:s/></text:p>
          </table:table-cell>
          <table:table-cell office:value-type="string" table:style-name="ce43">
            <text:p><text:span text:style-name="T1">Wollen</text:span><text:s/>wir uns morgen<text:s/><text:span text:style-name="T1">treffen</text:span>?</text:p>
          </table:table-cell>
          <table:table-cell office:value-type="string" table:style-name="ce35">
            <text:p><text:span text:style-name="T1">Könnt</text:span><text:s/>ihr euch ein bisschen<text:s/><text:span text:style-name="T1">beeilen</text:span>?</text:p>
          </table:table-cell>
          <table:table-cell office:value-type="string" table:style-name="ce34">
            <text:p>Sie<text:s/><text:span text:style-name="T1">müssen</text:span><text:s/>oft ins Ausland<text:s/><text:span text:style-name="T1">reisen</text:span>.</text:p>
          </table:table-cell>
          <table:table-cell office:value-type="string" table:style-name="ce34">
            <text:p>Es<text:s/><text:span text:style-name="T1">kann</text:span><text:s text:c="2"/>sich leider nicht<text:s/><text:span text:style-name="T1">ändern.<text:s/></text:span></text:p>
          </table:table-cell>
          <table:table-cell office:value-type="string" table:style-name="ce34">
            <text:p>Wir<text:s/><text:span text:style-name="T1">müssen</text:span><text:s/>uns dringend in Ruhe<text:s/><text:span text:style-name="T1">besprechen</text:span>.</text:p>
          </table:table-cell>
          <table:table-cell office:value-type="string" table:style-name="ce3">
            <text:p>r = 10/14</text:p>
          </table:table-cell>
          <table:table-cell office:value-type="float" office:value="0.7142857142857143" table:formula="of:=10/14" table:style-name="ce1">
            <text:p>0.714285714</text:p>
          </table:table-cell>
          <table:table-cell table:number-columns-repeated="6" table:style-name="ce1"/>
          <table:table-cell table:style-name="ce3"/>
          <table:table-cell table:number-columns-repeated="16362" table:style-name="ce1"/>
        </table:table-row>
        <table:table-row table:style-name="ro2">
          <table:table-cell office:value-type="float" office:value="2146" table:style-name="ce23">
            <text:p>2146</text:p>
          </table:table-cell>
          <table:table-cell office:value-type="string" table:style-name="ce23">
            <text:p>W-Frage-(Haupt-)Satz</text:p>
          </table:table-cell>
          <table:table-cell office:value-type="string" table:style-name="ce36">
            <text:p>Wann sehen wir uns?<text:s text:c="3"/></text:p>
          </table:table-cell>
          <table:table-cell office:value-type="string" table:style-name="ce34">
            <text:p>Wer bin ich?<text:s text:c="3"/></text:p>
          </table:table-cell>
          <table:table-cell office:value-type="string" table:style-name="ce43">
            <text:p>Wie war das für dich?<text:s text:c="2"/></text:p>
          </table:table-cell>
          <table:table-cell office:value-type="string" table:style-name="ce34">
            <text:p><text:span text:style-name="T1">Was hat er gekocht?</text:span><text:s/><text:span text:style-name="T3">(Perfekt)</text:span></text:p>
          </table:table-cell>
          <table:table-cell office:value-type="string" table:style-name="ce34">
            <text:p>Wo war sie gewesen?<text:s text:c="2"/></text:p>
          </table:table-cell>
          <table:table-cell office:value-type="string" table:style-name="ce34">
            <text:p>Warum wird es vorbeigehen?<text:s text:c="3"/></text:p>
          </table:table-cell>
          <table:table-cell office:value-type="string" table:style-name="ce43">
            <text:p>Wann werden wir geheiratet haben?<text:s text:c="2"/></text:p>
          </table:table-cell>
          <table:table-cell office:value-type="string" table:style-name="ce34">
            <text:p>Wozu trefft ihr euch?<text:s text:c="3"/></text:p>
          </table:table-cell>
          <table:table-cell office:value-type="string" table:style-name="ce35">
            <text:p>Womit streichen sie das Zimmer?<text:s text:c="3"/></text:p>
          </table:table-cell>
          <table:table-cell office:value-type="string" table:style-name="ce35">
            <text:p>Worüber soll ich traurig sein?<text:s text:c="3"/></text:p>
          </table:table-cell>
          <table:table-cell office:value-type="string" table:style-name="ce34">
            <text:p>Woher kommen Sie?<text:s text:c="3"/></text:p>
          </table:table-cell>
          <table:table-cell office:value-type="string" table:style-name="ce1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 table:style-name="ce1"/>
        </table:table-row>
        <table:table-row table:style-name="ro2">
          <table:table-cell office:value-type="float" office:value="2254" table:style-name="ce23">
            <text:p>2254</text:p>
          </table:table-cell>
          <table:table-cell office:value-type="string" table:style-name="ce23">
            <text:p>Substantiv Deklination Dativ</text:p>
          </table:table-cell>
          <table:table-cell office:value-type="string" table:style-name="ce34">
            <text:p>Sie gibt<text:s/><text:span text:style-name="T1">dem Lehrer</text:span><text:s/>das Buch.</text:p>
          </table:table-cell>
          <table:table-cell office:value-type="string" table:style-name="ce34">
            <text:p>Ich reiche<text:s/><text:span text:style-name="T1">dem Mann<text:s/></text:span>meine Hand.</text:p>
          </table:table-cell>
          <table:table-cell office:value-type="string" table:style-name="ce43">
            <text:p>Du schickst das Papier<text:span text:style-name="T1"><text:s/>den Männern</text:span>.<text:s/></text:p>
          </table:table-cell>
          <table:table-cell office:value-type="string" table:style-name="ce34">
            <text:p>Er blickt<text:s/><text:span text:style-name="T1">der Frau<text:s/></text:span>in die Augen.<text:s/></text:p>
          </table:table-cell>
          <table:table-cell office:value-type="string" table:style-name="ce35">
            <text:p>Sie verschweigt<text:s/><text:span text:style-name="T1">den Frauen</text:span><text:s/>die Wahrheit.<text:s/></text:p>
          </table:table-cell>
          <table:table-cell office:value-type="string" table:style-name="ce35">
            <text:p>Es trottet<text:s/><text:span text:style-name="T1">den</text:span><text:s/><text:span text:style-name="T1">anderen</text:span><text:s/><text:span text:style-name="T1">Rehen</text:span><text:s/>hinterher.<text:s/></text:p>
          </table:table-cell>
          <table:table-cell office:value-type="string" table:style-name="ce43">
            <text:p>Können wir<text:s/><text:span text:style-name="T1">dem Reh</text:span><text:s/>entgegenlaufen ?</text:p>
          </table:table-cell>
          <table:table-cell office:value-type="string" table:style-name="ce34">
            <text:p>Glaubt ihr<text:s/><text:span text:style-name="T1">dem Moderator</text:span>?</text:p>
          </table:table-cell>
          <table:table-cell office:value-type="string" table:style-name="ce34">
            <text:p>Glauben sie<text:s/><text:span text:style-name="T1">den Journalisten</text:span>?</text:p>
          </table:table-cell>
          <table:table-cell office:value-type="string" table:style-name="ce35">
            <text:p>Möchtest du<text:s/><text:span text:style-name="T1">der Aussage</text:span><text:s/>etwas hinzufügen ?</text:p>
          </table:table-cell>
          <table:table-cell office:value-type="string" table:style-name="ce34">
            <text:p>Wird es<text:s/><text:span text:style-name="T1">den Großeltern</text:span><text:s/>bald besser gehen?</text:p>
          </table:table-cell>
          <table:table-cell office:value-type="string" table:style-name="ce1">
            <text:p>r = 8/11<text:s/>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 table:style-name="ce1"/>
        </table:table-row>
        <table:table-row table:style-name="ro1">
          <table:table-cell office:value-type="float" office:value="2274" table:style-name="ce23">
            <text:p>2274</text:p>
          </table:table-cell>
          <table:table-cell office:value-type="string" table:style-name="ce23">
            <text:p>dass-Satz</text:p>
          </table:table-cell>
          <table:table-cell office:value-type="string" table:style-name="ce34">
            <text:p>Ich möchte,<text:s/><text:span text:style-name="T1">dass<text:s/></text:span>du glücklich bist.<text:s/></text:p>
          </table:table-cell>
          <table:table-cell office:value-type="string" table:style-name="ce34">
            <text:p>Du sagst,<text:s/><text:span text:style-name="T1">dass</text:span><text:s/>es dir egal ist.<text:s/></text:p>
          </table:table-cell>
          <table:table-cell office:value-type="string" table:style-name="ce43">
            <text:p>Ich will,<text:s/><text:span text:style-name="T1">dass</text:span><text:s/>du mir zuhörst.</text:p>
          </table:table-cell>
          <table:table-cell office:value-type="string" table:style-name="ce38">
            <text:p><text:span text:style-name="T1">Dass</text:span><text:s/>er sein Geld verspielen würde,<text:s/></text:p>
            <text:p>war absehbar.<text:s/></text:p>
          </table:table-cell>
          <table:table-cell office:value-type="string" table:style-name="ce38">
            <text:p><text:span text:style-name="T1">Dass</text:span><text:s/>sie nach Kanada geht, überrascht</text:p>
            <text:p><text:s/>mich nicht.<text:s/></text:p>
          </table:table-cell>
          <table:table-cell office:value-type="string" table:style-name="ce34">
            <text:p>Stimmt es,<text:s/><text:span text:style-name="T1">dass</text:span><text:s/>wir umziehen?</text:p>
          </table:table-cell>
          <table:table-cell office:value-type="string" table:style-name="ce43">
            <text:p>Wollen wir wirklich,<text:s/><text:span text:style-name="T1">dass</text:span><text:s/>das passiert?<text:s/></text:p>
          </table:table-cell>
          <table:table-cell office:value-type="string" table:style-name="ce34">
            <text:p><text:span text:style-name="T1">Dass</text:span><text:s/>es so ausgeht, hättet ihr nie erwartet.<text:s/></text:p>
          </table:table-cell>
          <table:table-cell office:value-type="string" table:style-name="ce34">
            <text:p>Können sie alles so arrangieren,<text:s/><text:span text:style-name="T1">dass</text:span><text:s/>es günstig bleibt?</text:p>
          </table:table-cell>
          <table:table-cell office:value-type="string" table:style-name="ce34">
            <text:p>Er hofft,<text:s/><text:span text:style-name="T1">dass</text:span><text:s/>sie mitkommt.<text:s/></text:p>
          </table:table-cell>
          <table:table-cell office:value-type="string" table:style-name="ce34">
            <text:p>Wird sie glauben,<text:s/><text:span text:style-name="T1">dass</text:span><text:s/>er die Wahrheit sagt?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2275" table:style-name="ce23">
            <text:p>2275</text:p>
          </table:table-cell>
          <table:table-cell office:value-type="string" table:style-name="ce23">
            <text:p>Relativsatz</text:p>
          </table:table-cell>
          <table:table-cell office:value-type="string" table:style-name="ce34">
            <text:p>Der Tisch,<text:s/><text:span text:style-name="T1">den</text:span><text:s/>wir gekauft haben.<text:s/></text:p>
          </table:table-cell>
          <table:table-cell office:value-type="string" table:style-name="ce34">
            <text:p>Das ist der Laden,<text:s/><text:span text:style-name="T1">dessen<text:s/></text:span>Eingangstür klemmt.</text:p>
          </table:table-cell>
          <table:table-cell office:value-type="string" table:style-name="ce43">
            <text:p>Das Mädchen,<text:s/><text:span text:style-name="T1">welches</text:span><text:s/>sich ein Kartenspiel gekauft hat.</text:p>
          </table:table-cell>
          <table:table-cell office:value-type="string" table:style-name="ce34">
            <text:p>Die Mächen,<text:s/><text:span text:style-name="T1">welche</text:span><text:s/>sich versammelt haben.<text:s/></text:p>
          </table:table-cell>
          <table:table-cell office:value-type="string" table:style-name="ce34">
            <text:p>Lukas hat die Kette,<text:s/><text:span text:style-name="T1">die</text:span><text:s/>er mag, verloren.<text:s/></text:p>
          </table:table-cell>
          <table:table-cell office:value-type="string" table:style-name="ce38">
            <text:p>Die Kleider,<text:s/><text:span text:style-name="T1">die</text:span><text:s/>ich gebügelt habe,<text:s/></text:p>
            <text:p>sind im Schrank.<text:s/></text:p>
          </table:table-cell>
          <table:table-cell office:value-type="string" table:style-name="ce43">
            <text:p>Der Lehrer,<text:s/><text:span text:style-name="T1">dem</text:span><text:s/>ich nie zuhöre, geht in Rente.</text:p>
          </table:table-cell>
          <table:table-cell office:value-type="string" table:style-name="ce34">
            <text:p>Die Jungen,<text:s/><text:span text:style-name="T1">die</text:span><text:s/>so laut waren, sind gegangen.<text:s/></text:p>
          </table:table-cell>
          <table:table-cell office:value-type="string" table:style-name="ce34">
            <text:p>Ist das das Buch,<text:s/><text:span text:style-name="T1">das</text:span><text:s/>du kaufen wolltest?</text:p>
          </table:table-cell>
          <table:table-cell office:value-type="string" table:style-name="ce34">
            <text:p>Sind das die Ohrringe,<text:s/><text:span text:style-name="T1">welche</text:span><text:s/>dir so gefallen?</text:p>
          </table:table-cell>
          <table:table-cell office:value-type="string" table:style-name="ce34">
            <text:p>Sind das die Menschen,<text:s/><text:span text:style-name="T1">deren</text:span><text:s/>Garten dir gefällt?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2276" table:style-name="ce23">
            <text:p>2276</text:p>
          </table:table-cell>
          <table:table-cell office:value-type="string" table:style-name="ce23">
            <text:p>Kausalsatz</text:p>
          </table:table-cell>
          <table:table-cell office:value-type="string" table:style-name="ce34">
            <text:p>Ich rufe nicht an,<text:s/><text:span text:style-name="T1">weil</text:span><text:s/>ich keine Zeit habe.<text:s/></text:p>
          </table:table-cell>
          <table:table-cell office:value-type="string" table:style-name="ce34">
            <text:p>Ich koche,<text:s/><text:span text:style-name="T1">weil</text:span><text:s/>ich hungrig bin.<text:s/></text:p>
          </table:table-cell>
          <table:table-cell office:value-type="string" table:style-name="ce43">
            <text:p><text:span text:style-name="T1">Da</text:span><text:s/>es kalt war, gingen wir rein.<text:s/></text:p>
          </table:table-cell>
          <table:table-cell office:value-type="string" table:style-name="ce34">
            <text:p><text:span text:style-name="T1">Weil</text:span><text:s/>es so weit ist, sind wir geflogen.<text:s/></text:p>
          </table:table-cell>
          <table:table-cell office:value-type="string" table:style-name="ce34">
            <text:p>Er hat sie angestellt,<text:s/><text:span text:style-name="T1">da</text:span><text:s/>sie qualifiziert ist.</text:p>
          </table:table-cell>
          <table:table-cell office:value-type="string" table:style-name="ce34">
            <text:p>Ich komme nicht mit,<text:s/><text:span text:style-name="T1">denn</text:span><text:s/>ich habe keine Zeit.<text:s/></text:p>
          </table:table-cell>
          <table:table-cell office:value-type="string" table:style-name="ce43">
            <text:p><text:span text:style-name="T1">Da</text:span><text:s/>er in Rente ist, hat er mehr Zeit.<text:s/></text:p>
          </table:table-cell>
          <table:table-cell office:value-type="string" table:style-name="ce34">
            <text:p><text:span text:style-name="T1">Weil</text:span><text:s/>es so warm war, gingen wir Eis essen.<text:s/></text:p>
          </table:table-cell>
          <table:table-cell office:value-type="string" table:style-name="ce34">
            <text:p>Ich hatte Angst,<text:s/><text:span text:style-name="T1">weil</text:span><text:s/>es so dunkel war.<text:s/></text:p>
          </table:table-cell>
          <table:table-cell office:value-type="string" table:style-name="ce34">
            <text:p><text:span text:style-name="T1">Weil</text:span><text:s/>er gut aufpasst, hat er gute Noten.<text:s/></text:p>
          </table:table-cell>
          <table:table-cell office:value-type="string" table:style-name="ce34">
            <text:p>Sie ist zurückgekehrt,<text:s/><text:span text:style-name="T1">weil</text:span><text:s/>sie Heimweh hatte.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2277" table:style-name="ce23">
            <text:p>2277</text:p>
          </table:table-cell>
          <table:table-cell office:value-type="string" table:style-name="ce27">
            <text:p><text:span text:style-name="T3">Ohne Plusquamperfekt</text:span>: Temporal-Nebensatz<text:s/></text:p>
            <text:p>mit Nicht-B1-Konjunktionen (s.nä. Z.)</text:p>
          </table:table-cell>
          <table:table-cell office:value-type="string" table:style-name="ce34">
            <text:p><text:span text:style-name="T1">Wenn</text:span><text:s/>Margot ins Kino geht, bleibe ich bei den Kindern.<text:s/></text:p>
          </table:table-cell>
          <table:table-cell office:value-type="string" table:style-name="ce34">
            <text:p><text:span text:style-name="T1">Seit</text:span><text:s/>sie dort arbeitet, ist sie sehr zufrieden.<text:s/></text:p>
          </table:table-cell>
          <table:table-cell office:value-type="string" table:style-name="ce43">
            <text:p><text:span text:style-name="T1">Solange</text:span><text:s/>du damit zufrieden bist, ist alles gut.<text:s/></text:p>
          </table:table-cell>
          <table:table-cell office:value-type="string" table:style-name="ce34">
            <text:p><text:span text:style-name="T1">Als</text:span><text:s/>der Zug stehen blieb, stieg ich aus.<text:s/></text:p>
          </table:table-cell>
          <table:table-cell office:value-type="string" table:style-name="ce34">
            <text:p><text:span text:style-name="T1">Ehe</text:span><text:s/>ich gehe, habe ich noch eine Frage.<text:s/></text:p>
          </table:table-cell>
          <table:table-cell office:value-type="string" table:style-name="ce34">
            <text:p><text:span text:style-name="T1">Wenn</text:span><text:s/>er das sieht, wird er sich sehr freuen.<text:s/></text:p>
          </table:table-cell>
          <table:table-cell office:value-type="string" table:style-name="ce44">
            <text:p>Seid ihr Fahrrad gefahren,</text:p>
            <text:p><text:s/><text:span text:style-name="T1">solange</text:span><text:s/>ihr dort gelebt habt?</text:p>
          </table:table-cell>
          <table:table-cell office:value-type="string" table:style-name="ce34">
            <text:p>Er hat immer gelächelt,<text:s/><text:span text:style-name="T1">wenn</text:span><text:s/>die Sonne schien.<text:s/></text:p>
          </table:table-cell>
          <table:table-cell office:value-type="string" table:style-name="ce34">
            <text:p>Kocht er oft,<text:s/><text:span text:style-name="T1">seit</text:span><text:s/>er zurückgekehrt ist?</text:p>
          </table:table-cell>
          <table:table-cell office:value-type="string" table:style-name="ce34">
            <text:p>Sie duckte sich,<text:s/><text:span text:style-name="T1">ehe</text:span><text:s/>der Ball sie treffen konnte.<text:s/></text:p>
          </table:table-cell>
          <table:table-cell office:value-type="string" table:style-name="ce34">
            <text:p>Sie schienen bestürzt,<text:s/><text:span text:style-name="T1">als</text:span><text:s/>Sie die Neuigkeit gehört haben.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31130" table:style-name="ce23">
            <text:p>31130</text:p>
          </table:table-cell>
          <table:table-cell office:value-type="string" table:style-name="ce24">
            <text:p>Temporalsätze mit "bevor", "nachdem",<text:s/></text:p>
            <text:p>"während", "seitdem und "bis"</text:p>
          </table:table-cell>
          <table:table-cell office:value-type="string" table:style-name="ce34">
            <text:p><text:span text:style-name="T1">Seitdem</text:span><text:s/>gehe ich nicht mehr vor der Arbeit zum Sport.<text:s/></text:p>
          </table:table-cell>
          <table:table-cell office:value-type="string" table:style-name="ce34">
            <text:p><text:span text:style-name="T1">Nachdem</text:span><text:s/>es geregnet hatte, schien die Sonne.<text:s/></text:p>
          </table:table-cell>
          <table:table-cell office:value-type="string" table:style-name="ce43">
            <text:p><text:span text:style-name="T1">Während</text:span><text:s/>du geschlafen hast, war ich einkaufen.<text:s/></text:p>
          </table:table-cell>
          <table:table-cell office:value-type="string" table:style-name="ce34">
            <text:p><text:span text:style-name="T1">Seitdem</text:span><text:s/>habe ich eine andere Routine.<text:s/></text:p>
          </table:table-cell>
          <table:table-cell office:value-type="string" table:style-name="ce34">
            <text:p><text:span text:style-name="T1">Bis</text:span><text:s/>es dunkel wird, bleibt noch viel Zeit.</text:p>
          </table:table-cell>
          <table:table-cell office:value-type="string" table:style-name="ce34">
            <text:p>Er wird gehen müssen,<text:s/><text:span text:style-name="T1">bevor</text:span><text:s/>wir gegessen haben werden.</text:p>
          </table:table-cell>
          <table:table-cell office:value-type="string" table:style-name="ce43">
            <text:p>War es warm,<text:s/><text:span text:style-name="T1">während</text:span><text:s/>du im Urlaub warst?</text:p>
          </table:table-cell>
          <table:table-cell office:value-type="string" table:style-name="ce34">
            <text:p>Ist er oft so,<text:s/><text:span text:style-name="T1">seitdem</text:span><text:s/>er zurück ist?</text:p>
          </table:table-cell>
          <table:table-cell office:value-type="string" table:style-name="ce34">
            <text:p>Können wir warten,<text:s/><text:span text:style-name="T1">bis</text:span><text:s/>sich das geklärt hat?</text:p>
          </table:table-cell>
          <table:table-cell office:value-type="string" table:style-name="ce34">
            <text:p><text:span text:style-name="T1">Während</text:span><text:s/>du Musik hörst, lerne ich.<text:s/></text:p>
          </table:table-cell>
          <table:table-cell office:value-type="string" table:style-name="ce34">
            <text:p><text:span text:style-name="T1">Nachdem</text:span><text:s/>du ausgezogen bist, können wir weiterreden.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9" table:style-name="ce1"/>
          <table:table-cell table:number-columns-repeated="5" table:style-name="ce5"/>
          <table:table-cell table:style-name="ce6"/>
          <table:table-cell table:number-columns-repeated="16354"/>
        </table:table-row>
        <table:table-row table:style-name="ro1">
          <table:table-cell office:value-type="float" office:value="2280" table:style-name="ce23">
            <text:p>2280</text:p>
          </table:table-cell>
          <table:table-cell office:value-type="string" table:style-name="ce23">
            <text:p>Nebensätze: damit</text:p>
          </table:table-cell>
          <table:table-cell office:value-type="string" table:style-name="ce34">
            <text:p>Ich spare Geld,<text:s/><text:span text:style-name="T1">damit</text:span><text:s/>ich ein Auto kaufen kann.</text:p>
          </table:table-cell>
          <table:table-cell office:value-type="string" table:style-name="ce34">
            <text:p>Sie ging früh ins Bett,<text:s/><text:span text:style-name="T1">damit</text:span><text:s/>sie am nächsten Tag wach war.</text:p>
          </table:table-cell>
          <table:table-cell office:value-type="string" table:style-name="ce43">
            <text:p><text:span text:style-name="T1">Damit</text:span><text:s/>sie genug für die Party hatten, kaufte er extra ein.<text:s/></text:p>
          </table:table-cell>
          <table:table-cell office:value-type="string" table:style-name="ce34">
            <text:p>Ich habe viel gelernt,<text:s/><text:span text:style-name="T1">damit</text:span><text:s/>ich bestehe.</text:p>
          </table:table-cell>
          <table:table-cell office:value-type="string" table:style-name="ce38">
            <text:p><text:span text:style-name="T1">Damit</text:span><text:s/>wir uns nicht verlaufen,<text:s/></text:p>
            <text:p>haben wir vorher gegoogelt.<text:s/></text:p>
          </table:table-cell>
          <table:table-cell office:value-type="string" table:style-name="ce34">
            <text:p>Du solltest jetzt üben,<text:s/><text:span text:style-name="T1">damit</text:span><text:s/>du später frei hast.</text:p>
          </table:table-cell>
          <table:table-cell office:value-type="string" table:style-name="ce44">
            <text:p>War es nötig, den PC neu zu starten,<text:s/></text:p>
            <text:p><text:span text:style-name="T1">damit</text:span><text:s/>das Problem behoben wird?</text:p>
          </table:table-cell>
          <table:table-cell office:value-type="string" table:style-name="ce38">
            <text:p>Wirst du die Dokumente vor dem Meeting lesen,<text:s/></text:p>
            <text:p><text:span text:style-name="T1">damit</text:span><text:s/>du gut vorbereitet bist?</text:p>
          </table:table-cell>
          <table:table-cell office:value-type="string" table:style-name="ce38">
            <text:p><text:span text:style-name="T1">Damit</text:span><text:s/>du morgen pünktlich aufwachst,<text:s/></text:p>
            <text:p>muss ich den Wecker stellen?</text:p>
          </table:table-cell>
          <table:table-cell office:value-type="string" table:style-name="ce38">
            <text:p>Hast du die Aufgabe noch einmal überprüft,<text:s/></text:p>
            <text:p><text:span text:style-name="T1">damit</text:span><text:s/>du dir sicher sein kannst?</text:p>
          </table:table-cell>
          <table:table-cell office:value-type="string" table:style-name="ce34">
            <text:p>Kannst du mir das erklären,<text:s/><text:span text:style-name="T1">damit</text:span><text:s/>ich es besser verstehe?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2281" table:style-name="ce23">
            <text:p>2281</text:p>
          </table:table-cell>
          <table:table-cell office:value-type="string" table:style-name="ce23">
            <text:p>Partizip 2</text:p>
          </table:table-cell>
          <table:table-cell office:value-type="string" table:style-name="ce34">
            <text:p>Ich habe<text:span text:style-name="T1"><text:s/>geredet.<text:s/></text:span></text:p>
          </table:table-cell>
          <table:table-cell office:value-type="string" table:style-name="ce34">
            <text:p>Ich habe mein Bestes<text:s/><text:span text:style-name="T1">gegeben</text:span>.<text:s/></text:p>
          </table:table-cell>
          <table:table-cell office:value-type="string" table:style-name="ce43">
            <text:p>Du hast viel<text:s/><text:span text:style-name="T1">geschafft</text:span>.<text:s/></text:p>
          </table:table-cell>
          <table:table-cell office:value-type="string" table:style-name="ce34">
            <text:p>Es hat lange<text:s/><text:span text:style-name="T1">gedauert</text:span>.<text:s/></text:p>
          </table:table-cell>
          <table:table-cell office:value-type="string" table:style-name="ce34">
            <text:p>Wir haben uns gut<text:s/><text:span text:style-name="T1">verstanden</text:span>.<text:s/></text:p>
          </table:table-cell>
          <table:table-cell office:value-type="string" table:style-name="ce34">
            <text:p>Ihr seid sehr schnell<text:s/><text:span text:style-name="T1">gerannt</text:span>.</text:p>
          </table:table-cell>
          <table:table-cell office:value-type="string" table:style-name="ce43">
            <text:p>Sie sind bis ans andere Ende<text:s/><text:span text:style-name="T1">geschwommen</text:span>.<text:s/></text:p>
          </table:table-cell>
          <table:table-cell office:value-type="string" table:style-name="ce34">
            <text:p>Bin ich<text:s/><text:span text:style-name="T1">durchgefallen</text:span>?</text:p>
          </table:table-cell>
          <table:table-cell office:value-type="string" table:style-name="ce34">
            <text:p>Hast du an die Schlüssel<text:s/><text:span text:style-name="T1">gedacht</text:span>?</text:p>
          </table:table-cell>
          <table:table-cell office:value-type="string" table:style-name="ce34">
            <text:p>Ist sie nach Irland<text:s/><text:span text:style-name="T1">geflogen</text:span>?</text:p>
          </table:table-cell>
          <table:table-cell office:value-type="string" table:style-name="ce35">
            <text:p>Habt ihr das Problem<text:s/><text:span text:style-name="T1">bedacht</text:span>?</text:p>
          </table:table-cell>
          <table:table-cell office:value-type="string" table:style-name="ce17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69" table:style-name="ce1"/>
        </table:table-row>
        <table:table-row table:style-name="ro2">
          <table:table-cell office:value-type="float" office:value="2282" table:style-name="ce23">
            <text:p>2282</text:p>
          </table:table-cell>
          <table:table-cell office:value-type="string" table:style-name="ce30">
            <text:p>Perfekt</text:p>
          </table:table-cell>
          <table:table-cell office:value-type="string" table:style-name="ce34">
            <text:p>Er<text:s/><text:span text:style-name="T1">hat</text:span><text:s/>mir den Kuchen<text:s/><text:span text:style-name="T1">gebracht</text:span>.<text:s/></text:p>
          </table:table-cell>
          <table:table-cell office:value-type="string" table:style-name="ce34">
            <text:p>Du<text:s/><text:span text:style-name="T1">bist</text:span><text:s/>sehr früh<text:s/><text:span text:style-name="T1">aufgestanden</text:span>.<text:s/></text:p>
          </table:table-cell>
          <table:table-cell office:value-type="string" table:style-name="ce43">
            <text:p>Er<text:s/><text:span text:style-name="T1">ist</text:span><text:s/>nach Marokko<text:s/><text:span text:style-name="T1">gefahren</text:span>.</text:p>
          </table:table-cell>
          <table:table-cell office:value-type="string" table:style-name="ce34">
            <text:p>Ich<text:s/><text:span text:style-name="T1">habe</text:span><text:s/>den Film schon<text:s/><text:span text:style-name="T1">gesehen</text:span>.<text:s/></text:p>
          </table:table-cell>
          <table:table-cell office:value-type="string" table:style-name="ce34">
            <text:p><text:span text:style-name="T1">Habt</text:span><text:s/>ihr die Präsentation<text:s/><text:span text:style-name="T1">vorbereitet</text:span>?</text:p>
          </table:table-cell>
          <table:table-cell office:value-type="string" table:style-name="ce35">
            <text:p><text:span text:style-name="T1">Seid</text:span><text:s/>ihr gut<text:s/><text:span text:style-name="T1">heimgekommen</text:span>?</text:p>
          </table:table-cell>
          <table:table-cell office:value-type="string" table:style-name="ce43">
            <text:p>Wir<text:s/><text:span text:style-name="T1">sind</text:span><text:s/>heute sehr weit<text:s/><text:span text:style-name="T1">gekommen</text:span>.<text:s/></text:p>
          </table:table-cell>
          <table:table-cell office:value-type="string" table:style-name="ce34">
            <text:p><text:span text:style-name="T1">Hat</text:span><text:s/>sie das Problem<text:s/><text:span text:style-name="T1">gelöst</text:span>?</text:p>
          </table:table-cell>
          <table:table-cell office:value-type="string" table:style-name="ce34">
            <text:p>Sobald ich ihn<text:s/><text:span text:style-name="T1">entdeckt habe</text:span>, können wir gehen.<text:s/></text:p>
          </table:table-cell>
          <table:table-cell office:value-type="string" table:style-name="ce34">
            <text:p><text:span text:style-name="T1">Sind</text:span><text:s/>sie schon nach Hause<text:s/><text:span text:style-name="T1">gefahren</text:span>?</text:p>
          </table:table-cell>
          <table:table-cell office:value-type="string" table:style-name="ce34">
            <text:p>Nachdem wir<text:s/><text:span text:style-name="T1">gegessen haben</text:span>, darfst du spielen.<text:s/></text:p>
          </table:table-cell>
          <table:table-cell office:value-type="string" table:style-name="ce17">
            <text:p>r = 10/11</text:p>
          </table:table-cell>
          <table:table-cell office:value-type="float" office:value="0.90909090909090906" table:formula="of:=10/11" table:style-name="ce1">
            <text:p>0.909090909</text:p>
          </table:table-cell>
          <table:table-cell table:number-columns-repeated="16369" table:style-name="ce1"/>
        </table:table-row>
        <table:table-row table:style-name="ro2">
          <table:table-cell office:value-type="float" office:value="2285" table:style-name="ce23">
            <text:p>2285</text:p>
          </table:table-cell>
          <table:table-cell office:value-type="string" table:style-name="ce23">
            <text:p>Modalverben "dürfen" und "sollen"</text:p>
          </table:table-cell>
          <table:table-cell office:value-type="string" table:style-name="ce34">
            <text:p>Ich<text:s/><text:span text:style-name="T1">darf</text:span><text:s/>nicht lange bleiben.<text:s/></text:p>
          </table:table-cell>
          <table:table-cell office:value-type="string" table:style-name="ce34">
            <text:p>Darf ich heute ausgehen?<text:s text:c="2"/></text:p>
          </table:table-cell>
          <table:table-cell office:value-type="string" table:style-name="ce43">
            <text:p>Du sollst nicht lügen.<text:s text:c="3"/></text:p>
          </table:table-cell>
          <table:table-cell office:value-type="string" table:style-name="ce34">
            <text:p>Er darf heute zuhause bleiben.<text:s/></text:p>
          </table:table-cell>
          <table:table-cell office:value-type="string" table:style-name="ce39">
            <text:p><text:span text:style-name="T5">Soll</text:span><text:s text:c="2"/><text:span text:style-name="T2">sie ihm etwas ausrichten?</text:span></text:p>
          </table:table-cell>
          <table:table-cell office:value-type="string" table:style-name="ce34">
            <text:p>Es darf nie wieder passieren.<text:s text:c="2"/></text:p>
          </table:table-cell>
          <table:table-cell office:value-type="string" table:style-name="ce43">
            <text:p>Wir werden das erledigen sollen.<text:s text:c="4"/></text:p>
          </table:table-cell>
          <table:table-cell office:value-type="string" table:style-name="ce35">
            <text:p>Ihr werdet gedöst gedurft haben.<text:s text:c="2"/></text:p>
          </table:table-cell>
          <table:table-cell office:value-type="string" table:style-name="ce34">
            <text:p>Sie sollten sich beeilen.<text:s/></text:p>
          </table:table-cell>
          <table:table-cell office:value-type="string" table:style-name="ce35">
            <text:p>Ich habe das ausprobieren<text:s/><text:span text:style-name="T1">gedurft</text:span>.</text:p>
          </table:table-cell>
          <table:table-cell office:value-type="string" table:style-name="ce39">
            <text:p>Du hattest das Projekt früher fertigstellen sollen.<text:s text:c="2"/>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 table:style-name="ce1"/>
        </table:table-row>
        <table:table-row table:style-name="ro1">
          <table:table-cell office:value-type="float" office:value="2295" table:style-name="ce23">
            <text:p>2295</text:p>
          </table:table-cell>
          <table:table-cell office:value-type="string" table:style-name="ce23">
            <text:p>Indirekte Fragsätze mit "ob"</text:p>
          </table:table-cell>
          <table:table-cell office:value-type="string" table:style-name="ce34">
            <text:p>Ich möchte wissen,<text:s/><text:span text:style-name="T1">ob</text:span><text:s/>du mir helfen kannst.</text:p>
          </table:table-cell>
          <table:table-cell office:value-type="string" table:style-name="ce34">
            <text:p>Ich frage mich, ob er heute zur Arbeit kommt.<text:s text:c="2"/></text:p>
          </table:table-cell>
          <table:table-cell office:value-type="string" table:style-name="ce43">
            <text:p>Du hast gefragt,<text:s/><text:span text:style-name="T1">ob</text:span><text:s/>ich das Buch gelesen habe.<text:s/></text:p>
          </table:table-cell>
          <table:table-cell office:value-type="string" table:style-name="ce38">
            <text:p>Er hatte sich gefragt,<text:s/><text:span text:style-name="T1">ob</text:span><text:s/>sie das<text:s/></text:p>
            <text:p>bereits früher wusste.</text:p>
          </table:table-cell>
          <table:table-cell office:value-type="string" table:style-name="ce34">
            <text:p>Sie weiß nicht,<text:s/><text:span text:style-name="T1">ob</text:span><text:s/>er morgen kommt.</text:p>
          </table:table-cell>
          <table:table-cell office:value-type="string" table:style-name="ce38">
            <text:p>Es ist fraglich,<text:s/><text:span text:style-name="T1">ob</text:span><text:s/>sie das Projekt bis nächste Woche <text:s/>abgeschlossen haben werden.</text:p>
          </table:table-cell>
          <table:table-cell office:value-type="string" table:style-name="ce43">
            <text:p>Wir wollten wissen,<text:s/><text:span text:style-name="T1">ob</text:span><text:s/>es schön war.</text:p>
          </table:table-cell>
          <table:table-cell office:value-type="string" table:style-name="ce34">
            <text:p>Ich weiß nicht,<text:s/><text:span text:style-name="T1">ob</text:span><text:s/>es gut schmeckt.<text:s/></text:p>
          </table:table-cell>
          <table:table-cell office:value-type="string" table:style-name="ce34">
            <text:p>Wir möchten wissen,<text:s/><text:span text:style-name="T1">ob</text:span><text:s/>ihr mitkommt.<text:span text:style-name="T3"><text:s/></text:span></text:p>
          </table:table-cell>
          <table:table-cell office:value-type="string" table:style-name="ce34">
            <text:p>Wir sind uns nicht sicher,<text:s/><text:span text:style-name="T1">ob</text:span><text:s/>er zugehört hat.<text:s/></text:p>
          </table:table-cell>
          <table:table-cell office:value-type="string" table:style-name="ce34">
            <text:p>Es ist noch offen,<text:span text:style-name="T1"><text:s/>ob</text:span><text:s/>es dabei bleibt.<text:span text:style-name="T3"><text:s/></text:span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float" office:value="31103" table:style-name="ce23">
            <text:p>31103</text:p>
          </table:table-cell>
          <table:table-cell office:value-type="string" table:style-name="ce30">
            <text:p>Futur 1<text:s/></text:p>
          </table:table-cell>
          <table:table-cell office:value-type="string" table:style-name="ce34">
            <text:p>Morgen<text:s/><text:span text:style-name="T1">werde</text:span><text:s/>ich die Akten<text:s/><text:span text:style-name="T1">sortieren</text:span>.</text:p>
          </table:table-cell>
          <table:table-cell office:value-type="string" table:style-name="ce34">
            <text:p>Ich<text:s/><text:span text:style-name="T1">werde</text:span><text:s/>bald<text:s/><text:span text:style-name="T1">ausziehen</text:span>.</text:p>
          </table:table-cell>
          <table:table-cell office:value-type="string" table:style-name="ce41">
            <text:p><text:span text:style-name="T1">Wirst</text:span><text:s/>du das tatsächlich<text:s/><text:span text:style-name="T1">erledigen</text:span>?</text:p>
          </table:table-cell>
          <table:table-cell office:value-type="string" table:style-name="ce34">
            <text:p>Er<text:s/><text:span text:style-name="T1">wird</text:span><text:s/>bei der nächsten Haltestelle<text:s/><text:span text:style-name="T1">aussteigen</text:span>.<text:s/></text:p>
          </table:table-cell>
          <table:table-cell office:value-type="string" table:style-name="ce34">
            <text:p>Es ist wahrscheinlich, dass sie<text:s/><text:span text:style-name="T1">bestehen</text:span><text:s/><text:span text:style-name="T1">wird</text:span>.<text:s/></text:p>
          </table:table-cell>
          <table:table-cell office:value-type="string" table:style-name="ce34">
            <text:p><text:span text:style-name="T1">Wird</text:span><text:s/>es morgen<text:s/><text:span text:style-name="T1">schneien</text:span>?</text:p>
          </table:table-cell>
          <table:table-cell office:value-type="string" table:style-name="ce41">
            <text:p>Wir<text:s/><text:span text:style-name="T1">werden</text:span><text:s/>sicherlich eine gute Zeit<text:s/><text:span text:style-name="T1">haben</text:span>.<text:s/></text:p>
          </table:table-cell>
          <table:table-cell office:value-type="string" table:style-name="ce35">
            <text:p><text:span text:style-name="T1">Werdet</text:span><text:s/>ihr im Sommer ans Meer<text:s/><text:span text:style-name="T1">fahren</text:span>?</text:p>
          </table:table-cell>
          <table:table-cell office:value-type="string" table:style-name="ce34">
            <text:p>Sie<text:s/><text:span text:style-name="T1">werden</text:span><text:s/>uns helfen<text:s/><text:span text:style-name="T1">können</text:span>.<text:s/></text:p>
          </table:table-cell>
          <table:table-cell office:value-type="string" table:style-name="ce35">
            <text:p><text:span text:style-name="T1">Wirst</text:span><text:s/>du mich nach dem Meeting<text:s/><text:span text:style-name="T1">anrufen</text:span>?</text:p>
          </table:table-cell>
          <table:table-cell office:value-type="string" table:style-name="ce34">
            <text:p>Steht es fest, dass wir eine Weltreise<text:s/><text:span text:style-name="T1">machen</text:span><text:s/><text:span text:style-name="T1">werden</text:span>?</text:p>
          </table:table-cell>
          <table:table-cell office:value-type="string" table:style-name="ce17">
            <text:p>r = 7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1104" table:style-name="ce23">
            <text:p>31104</text:p>
          </table:table-cell>
          <table:table-cell office:value-type="string" table:style-name="ce23">
            <text:p>Infinitiv mit zu</text:p>
          </table:table-cell>
          <table:table-cell office:value-type="string" table:style-name="ce37">
            <text:p>Kann ich Sie bitten, vor dem Weggehen bei mir<text:s/><text:span text:style-name="T1">vorbeizukommen</text:span>?</text:p>
          </table:table-cell>
          <table:table-cell office:value-type="string" table:style-name="ce34">
            <text:p>Ist es deine Absicht,<text:s/><text:span text:style-name="T1">zuzuhören</text:span>?</text:p>
          </table:table-cell>
          <table:table-cell office:value-type="string" table:style-name="ce43">
            <text:p>War es seine Intention, nach Hause<text:s/><text:span text:style-name="T1">zu fahren</text:span>?</text:p>
          </table:table-cell>
          <table:table-cell office:value-type="string" table:style-name="ce35">
            <text:p>Ist es normal, Angst<text:s/><text:span text:style-name="T1">zu haben</text:span>?<text:s/></text:p>
          </table:table-cell>
          <table:table-cell office:value-type="string" table:style-name="ce34">
            <text:p>Das Wichtigste im Leben ist,<text:s/><text:span text:style-name="T1">weiterzumachen</text:span>.<text:s/></text:p>
          </table:table-cell>
          <table:table-cell office:value-type="string" table:style-name="ce34">
            <text:p>Es ist für mich an der Zeit,<text:s/><text:span text:style-name="T1">fortzugehen</text:span>.<text:s/></text:p>
          </table:table-cell>
          <table:table-cell office:value-type="string" table:style-name="ce43">
            <text:p>Mit seinen Entscheidungen<text:span text:style-name="T1"><text:s/>zu hadern</text:span>, ist normal.<text:s/></text:p>
          </table:table-cell>
          <table:table-cell office:value-type="string" table:style-name="ce34">
            <text:p>Wir haben uns entschieden,<text:s/><text:span text:style-name="T1">wegzufahren</text:span>.<text:s/></text:p>
          </table:table-cell>
          <table:table-cell office:value-type="string" table:style-name="ce34">
            <text:p>Du musst daran denken, im Haus<text:s/><text:span text:style-name="T1">zu staubsaugen</text:span>.<text:s/></text:p>
          </table:table-cell>
          <table:table-cell office:value-type="string" table:style-name="ce34">
            <text:p>Macht es dir Spaß, so viel<text:s/><text:span text:style-name="T1">zu erleben</text:span>?</text:p>
          </table:table-cell>
          <table:table-cell office:value-type="string" table:style-name="ce34">
            <text:p><text:span text:style-name="T1">Mitzumachen</text:span><text:s/>ist eine Pflicht, wenn man teilnimmt.<text:s text:c="2"/>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1105" table:style-name="ce23">
            <text:p>31105</text:p>
          </table:table-cell>
          <table:table-cell office:value-type="string" table:style-name="ce23">
            <text:p>Nebensatz mit ob-/W-Wort</text:p>
          </table:table-cell>
          <table:table-cell office:value-type="string" table:style-name="ce34">
            <text:p>Ich weiß nicht,<text:s/><text:span text:style-name="T1">woher</text:span><text:s/>er kommt.</text:p>
          </table:table-cell>
          <table:table-cell office:value-type="string" table:style-name="ce34">
            <text:p><text:span text:style-name="T1">Warum</text:span><text:s/>er das getan hat, ist unklar.<text:s/></text:p>
          </table:table-cell>
          <table:table-cell office:value-type="string" table:style-name="ce43">
            <text:p><text:span text:style-name="T1">Ob</text:span><text:s/>sie auftaucht, ist noch nicht bekannt.<text:s/></text:p>
          </table:table-cell>
          <table:table-cell office:value-type="string" table:style-name="ce34">
            <text:p><text:span text:style-name="T1">Wann</text:span><text:s/>es dunkel wird, wechselt mit jedem Tag.<text:s/></text:p>
          </table:table-cell>
          <table:table-cell office:value-type="string" table:style-name="ce34">
            <text:p><text:span text:style-name="T1">Wer</text:span><text:s/>ihn so beeinflusst, kann ich nicht einschätzen.</text:p>
          </table:table-cell>
          <table:table-cell office:value-type="string" table:style-name="ce34">
            <text:p><text:span text:style-name="T1">Ob</text:span><text:s/>wir es zeitlich schaffen, bleibt abzuwarten.<text:s/></text:p>
          </table:table-cell>
          <table:table-cell office:value-type="string" table:style-name="ce44">
            <text:p>Weißt du,<text:s/><text:span text:style-name="T1">ob</text:span><text:s/>du Hunger haben wirst?</text:p>
          </table:table-cell>
          <table:table-cell office:value-type="string" table:style-name="ce34">
            <text:p>Habt ihr eine Vermutung,<text:s/><text:span text:style-name="T1">wieso</text:span><text:s/>ihr verloren habt?</text:p>
          </table:table-cell>
          <table:table-cell office:value-type="string" table:style-name="ce34">
            <text:p>Wissen wir schon,<text:s/><text:span text:style-name="T1">wohin</text:span><text:s/>wir wandern?</text:p>
          </table:table-cell>
          <table:table-cell office:value-type="string" table:style-name="ce38">
            <text:p>Wurde gesagt,<text:s/><text:span text:style-name="T1">ob</text:span><text:s/>ich Regensachen mitnehmen muss?</text:p>
          </table:table-cell>
          <table:table-cell office:value-type="string" table:style-name="ce38">
            <text:p>Ich weiß nicht,<text:s/><text:span text:style-name="T1">ob</text:span><text:s/>es dabei bleibt.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1108" table:style-name="ce23">
            <text:p>31108</text:p>
          </table:table-cell>
          <table:table-cell office:value-type="string" table:style-name="ce23">
            <text:p>Partizip 1</text:p>
          </table:table-cell>
          <table:table-cell office:value-type="string" table:style-name="ce34">
            <text:p>Der<text:s/><text:span text:style-name="T1">schlafende</text:span><text:s/>Hund ist braun.<text:s/></text:p>
          </table:table-cell>
          <table:table-cell office:value-type="string" table:style-name="ce34">
            <text:p>Das<text:s/><text:span text:style-name="T1">rennende</text:span><text:s/>Pferd tritt bei Wettkämpfen an.<text:s/></text:p>
          </table:table-cell>
          <table:table-cell office:value-type="string" table:style-name="ce43">
            <text:p>Das<text:s/><text:span text:style-name="T1">lachende</text:span><text:s/>Mädchen spielt im Garten.<text:s/></text:p>
          </table:table-cell>
          <table:table-cell office:value-type="string" table:style-name="ce34">
            <text:p>Sie betrachtet die<text:s/><text:span text:style-name="T1">tanzenden</text:span><text:s/>Paare auf der Bühne.<text:s/></text:p>
          </table:table-cell>
          <table:table-cell office:value-type="string" table:style-name="ce34">
            <text:p>Die<text:s/><text:span text:style-name="T1">leuchtende</text:span><text:s/>Lampe erhellt den Raum.<text:s/></text:p>
          </table:table-cell>
          <table:table-cell office:value-type="string" table:style-name="ce34">
            <text:p>Die<text:s/><text:span text:style-name="T1">singenden</text:span><text:s/>Vögel sitzen auf einem Ast.<text:s/></text:p>
          </table:table-cell>
          <table:table-cell office:value-type="string" table:style-name="ce43">
            <text:p>Eine schnell<text:s/><text:span text:style-name="T1">wachsende</text:span><text:s/>Pflanze braucht Licht.<text:s/></text:p>
          </table:table-cell>
          <table:table-cell office:value-type="string" table:style-name="ce34">
            <text:p>Deine Argumente sind<text:s/><text:span text:style-name="T1">überzeugend</text:span>.<text:s/></text:p>
          </table:table-cell>
          <table:table-cell office:value-type="string" table:style-name="ce34">
            <text:p>Die Einsicht war<text:s/><text:span text:style-name="T1">überraschend</text:span>.<text:s/></text:p>
          </table:table-cell>
          <table:table-cell office:value-type="string" table:style-name="ce34">
            <text:p>Ein<text:s/><text:span text:style-name="T1">weinendes</text:span><text:s/>Kind wurde getröstet.<text:s/></text:p>
          </table:table-cell>
          <table:table-cell office:value-type="string" table:style-name="ce34">
            <text:p>Er blickte mich<text:s/><text:span text:style-name="T1">grinsend</text:span><text:s/>an.<text:s/></text:p>
          </table:table-cell>
          <table:table-cell office:value-type="string" table:style-name="ce17">
            <text:p>r = 11/11</text:p>
          </table:table-cell>
          <table:table-cell office:value-type="float" office:value="1" table:formula="of:=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1109" table:style-name="ce23">
            <text:p>31109</text:p>
          </table:table-cell>
          <table:table-cell office:value-type="string" table:style-name="ce30">
            <text:p>Präteritum</text:p>
          </table:table-cell>
          <table:table-cell office:value-type="string" table:style-name="ce34">
            <text:p>Ich<text:s/><text:span text:style-name="T1">sprach</text:span><text:s/>mit ihr.<text:s/></text:p>
          </table:table-cell>
          <table:table-cell office:value-type="string" table:style-name="ce35">
            <text:p><text:span text:style-name="T1">Warst</text:span><text:s/>du schon immer so?</text:p>
          </table:table-cell>
          <table:table-cell office:value-type="string" table:style-name="ce43">
            <text:p>Er<text:s/><text:span text:style-name="T1">ging</text:span><text:s/>gestern ins Kino.<text:s/></text:p>
          </table:table-cell>
          <table:table-cell office:value-type="string" table:style-name="ce34">
            <text:p>Sie<text:s/><text:span text:style-name="T1">aß</text:span><text:s/>ihr Frückstück sehr schnell.<text:s/></text:p>
          </table:table-cell>
          <table:table-cell office:value-type="string" table:style-name="ce34">
            <text:p>Es<text:s/><text:span text:style-name="T1">stürmte</text:span><text:s/>den ganzen Tag.<text:s/></text:p>
          </table:table-cell>
          <table:table-cell office:value-type="string" table:style-name="ce34">
            <text:p>Wir<text:s/><text:span text:style-name="T1">lachten</text:span><text:s/>laut auf.<text:s/></text:p>
          </table:table-cell>
          <table:table-cell office:value-type="string" table:style-name="ce41">
            <text:p>Ihr<text:s/><text:span text:style-name="T1">wusstet</text:span><text:s/>nicht weiter.<text:s/></text:p>
          </table:table-cell>
          <table:table-cell office:value-type="string" table:style-name="ce35">
            <text:p>Sie<text:s/><text:span text:style-name="T1">lasen</text:span><text:s/>gemeinsam ein Buch.<text:s/></text:p>
          </table:table-cell>
          <table:table-cell office:value-type="string" table:style-name="ce35">
            <text:p>Ich<text:s/><text:span text:style-name="T1">trank</text:span><text:s/>eine Tasse Kaffee.<text:s/></text:p>
          </table:table-cell>
          <table:table-cell office:value-type="string" table:style-name="ce35">
            <text:p>Wir<text:s/><text:span text:style-name="T1">verabschiedeten</text:span><text:s/>uns.<text:s/></text:p>
          </table:table-cell>
          <table:table-cell office:value-type="string" table:style-name="ce34">
            <text:p>Er<text:s/><text:span text:style-name="T1">überlebte</text:span><text:s/>den Unfall.<text:s/></text:p>
          </table:table-cell>
          <table:table-cell office:value-type="string" table:style-name="ce17">
            <text:p>r = 5/1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69"/>
        </table:table-row>
        <table:table-row table:style-name="ro1">
          <table:table-cell office:value-type="float" office:value="31110" table:style-name="ce23">
            <text:p>31110</text:p>
          </table:table-cell>
          <table:table-cell office:value-type="string" table:style-name="ce30">
            <text:p>Plusquamperfekt</text:p>
          </table:table-cell>
          <table:table-cell office:value-type="string" table:style-name="ce34">
            <text:p>Nachdem er das<text:s/><text:span text:style-name="T1">gesagt hatte</text:span>, war alles wieder gut.<text:s/></text:p>
          </table:table-cell>
          <table:table-cell office:value-type="string" table:style-name="ce34">
            <text:p>Ich<text:s/><text:span text:style-name="T1">hatte</text:span><text:s/>immer davon<text:s/><text:span text:style-name="T1">geträumt</text:span>, Astronautin zu werden.<text:s/></text:p>
          </table:table-cell>
          <table:table-cell office:value-type="string" table:style-name="ce43">
            <text:p>Ich<text:s/><text:span text:style-name="T1">war</text:span><text:s/>bereits ins Bett<text:s/><text:span text:style-name="T1">gegangen</text:span>.<text:s/></text:p>
          </table:table-cell>
          <table:table-cell office:value-type="string" table:style-name="ce37">
            <text:p>Obwohl du Recht<text:s/><text:span text:style-name="T1">gehabt hattest</text:span>,<text:s/></text:p>
            <text:p>blieb alles beim Alten.<text:s/></text:p>
          </table:table-cell>
          <table:table-cell office:value-type="string" table:style-name="ce35">
            <text:p>Du<text:s/><text:span text:style-name="T1">warst</text:span><text:s/>damals sehr schnell<text:s/><text:span text:style-name="T1">gesprungen</text:span>.<text:s/></text:p>
          </table:table-cell>
          <table:table-cell office:value-type="string" table:style-name="ce38">
            <text:p>Erst als er<text:s/><text:span text:style-name="T1">aufgegeben hatte</text:span>,<text:s/></text:p>
            <text:p>erkannte er seinen Fehler.<text:s/></text:p>
          </table:table-cell>
          <table:table-cell office:value-type="string" table:style-name="ce44">
            <text:p>Nachdem sie<text:s/><text:span text:style-name="T1">gelandet war</text:span>,</text:p>
            <text:p><text:s/>hatte sie immer noch Angst.<text:s/></text:p>
          </table:table-cell>
          <table:table-cell office:value-type="string" table:style-name="ce34">
            <text:p>Da wir uns dazu<text:s/><text:span text:style-name="T1">entschlossen hatten</text:span>, gingen wir.<text:s/></text:p>
          </table:table-cell>
          <table:table-cell office:value-type="string" table:style-name="ce34">
            <text:p>Wir<text:s/><text:span text:style-name="T1">waren</text:span><text:s/>dann doch länger<text:s/><text:span text:style-name="T1">geblieben</text:span>.<text:s/></text:p>
          </table:table-cell>
          <table:table-cell office:value-type="string" table:style-name="ce35">
            <text:p>Ihr<text:s/><text:span text:style-name="T1">hattet geplant</text:span>, viel früher zu fahren.<text:s/></text:p>
          </table:table-cell>
          <table:table-cell office:value-type="string" table:style-name="ce35">
            <text:p>Ihr<text:s/><text:span text:style-name="T1">wart</text:span><text:s/>mit Verspätung<text:s/><text:span text:style-name="T1">abgereist</text:span><text:s/>wegen technischer Probleme.<text:s/></text:p>
          </table:table-cell>
          <table:table-cell office:value-type="string" table:style-name="ce17">
            <text:p>r = 7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1111" table:style-name="ce23">
            <text:p>31111</text:p>
          </table:table-cell>
          <table:table-cell office:value-type="string" table:style-name="ce23">
            <text:p>Konjunktiv 2 von "werden"</text:p>
          </table:table-cell>
          <table:table-cell office:value-type="string" table:style-name="ce34">
            <text:p>Ich<text:s/><text:span text:style-name="T1">würde</text:span><text:s/>gerne das Fenster öffnen.<text:s/></text:p>
          </table:table-cell>
          <table:table-cell office:value-type="string" table:style-name="ce34">
            <text:p>Wäre ich reich,<text:s/><text:span text:style-name="T1">würde</text:span><text:s/>ich um die Welt reisen.</text:p>
          </table:table-cell>
          <table:table-cell office:value-type="string" table:style-name="ce41">
            <text:p><text:span text:style-name="T1">Würdest</text:span><text:s/>du mir behilflich sein?</text:p>
          </table:table-cell>
          <table:table-cell office:value-type="string" table:style-name="ce34">
            <text:p>Sie sagte, sie<text:s/><text:span text:style-name="T1">würde</text:span><text:s/>das Auto kaufen.<text:s/></text:p>
          </table:table-cell>
          <table:table-cell office:value-type="string" table:style-name="ce34">
            <text:p>Er<text:s/><text:span text:style-name="T1">würde</text:span><text:s/>es tun, wenn er mehr Sicherheit hätte.</text:p>
          </table:table-cell>
          <table:table-cell office:value-type="string" table:style-name="ce34">
            <text:p>Es<text:s/><text:span text:style-name="T1">würde</text:span><text:s/>ihn bestimmt aufmuntern.<text:s/></text:p>
          </table:table-cell>
          <table:table-cell office:value-type="string" table:style-name="ce43">
            <text:p><text:span text:style-name="T1">Würde</text:span><text:s/>sie dann glücklicher sein?</text:p>
          </table:table-cell>
          <table:table-cell office:value-type="string" table:style-name="ce34">
            <text:p>Wir<text:s/><text:span text:style-name="T1">würden</text:span><text:s/>gerne etwas früher kommen.</text:p>
          </table:table-cell>
          <table:table-cell office:value-type="string" table:style-name="ce35">
            <text:p><text:span text:style-name="T1">Würdet</text:span><text:s/>ihr mit uns ins am Montag ins Kino gehen?</text:p>
          </table:table-cell>
          <table:table-cell office:value-type="string" table:style-name="ce34">
            <text:p>Sie<text:s/><text:span text:style-name="T1">würden</text:span><text:s/>gerne mehr Sport treiben.</text:p>
          </table:table-cell>
          <table:table-cell office:value-type="string" table:style-name="ce34">
            <text:p><text:span text:style-name="T1">Würden</text:span><text:s/>Sie mir bitte dabei behilflich sein?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1112" table:style-name="ce23">
            <text:p>31112</text:p>
          </table:table-cell>
          <table:table-cell office:value-type="string" table:style-name="ce23">
            <text:p>Konjunktiv 2 von "können"</text:p>
          </table:table-cell>
          <table:table-cell office:value-type="string" table:style-name="ce35">
            <text:p>Ich<text:s/><text:span text:style-name="T1">könnte</text:span><text:s/>das machen.</text:p>
          </table:table-cell>
          <table:table-cell office:value-type="string" table:style-name="ce34">
            <text:p>Wenn ich mehr Zeit hätte,<text:s/><text:span text:style-name="T1">könnte</text:span><text:s/>ich dir besser helfen.</text:p>
          </table:table-cell>
          <table:table-cell office:value-type="string" table:style-name="ce41">
            <text:p><text:span text:style-name="T1">Könntest<text:s/></text:span>du mir bitte das Salz reichen?</text:p>
          </table:table-cell>
          <table:table-cell office:value-type="string" table:style-name="ce34">
            <text:p>Er<text:s/><text:span text:style-name="T1">könnte</text:span><text:s/>das Problem mit mehr Zeit lösen.<text:s/></text:p>
          </table:table-cell>
          <table:table-cell office:value-type="string" table:style-name="ce34">
            <text:p>Sie<text:s/><text:span text:style-name="T1">könnte</text:span><text:s/>die Prüfung mit etwas Glück bestehen.</text:p>
          </table:table-cell>
          <table:table-cell office:value-type="string" table:style-name="ce34">
            <text:p>Es<text:s/><text:span text:style-name="T1">könnte</text:span><text:s/>nicht schöner sein.</text:p>
          </table:table-cell>
          <table:table-cell office:value-type="string" table:style-name="ce43">
            <text:p>Wir<text:s/><text:span text:style-name="T1">könnten</text:span><text:s/>morgen ins Kino gehen.</text:p>
          </table:table-cell>
          <table:table-cell office:value-type="string" table:style-name="ce35">
            <text:p><text:span text:style-name="T1">Könntet</text:span><text:s/>ihr euch bitte beeilen?</text:p>
          </table:table-cell>
          <table:table-cell office:value-type="string" table:style-name="ce34">
            <text:p>Sie<text:s/><text:span text:style-name="T1">könnten</text:span><text:s/>uns im neuen Haus besuchen.</text:p>
          </table:table-cell>
          <table:table-cell office:value-type="string" table:style-name="ce35">
            <text:p><text:span text:style-name="T1">Könnten</text:span><text:s/>Sie etwas leiser sein?</text:p>
          </table:table-cell>
          <table:table-cell office:value-type="string" table:style-name="ce35">
            <text:p>Du<text:s/><text:span text:style-name="T1">könntest</text:span><text:s/>dir mehr Mühe geben.</text:p>
          </table:table-cell>
          <table:table-cell office:value-type="string" table:style-name="ce17">
            <text:p>r = 5/11</text:p>
          </table:table-cell>
          <table:table-cell office:value-type="float" office:value="0.45454545454545453" table:formula="of:=5/11" table:style-name="ce1">
            <text:p>0.454545455</text:p>
          </table:table-cell>
          <table:table-cell table:number-columns-repeated="16369"/>
        </table:table-row>
        <table:table-row table:style-name="ro1">
          <table:table-cell office:value-type="float" office:value="31114" table:style-name="ce23">
            <text:p>31114</text:p>
          </table:table-cell>
          <table:table-cell office:value-type="string" table:style-name="ce23">
            <text:p>Pronomen dekliniert im Genitiv</text:p>
          </table:table-cell>
          <table:table-cell office:value-type="string" table:style-name="ce34">
            <text:p>Das ist der Wagen<text:s/><text:span text:style-name="T1">meines</text:span><text:s/>Vaters.</text:p>
          </table:table-cell>
          <table:table-cell office:value-type="string" table:style-name="ce34">
            <text:p>Der vorherige Besitzer<text:s/><text:span text:style-name="T1">meines</text:span><text:s/>Haustiers war sehr alt.<text:s/></text:p>
          </table:table-cell>
          <table:table-cell office:value-type="string" table:style-name="ce41">
            <text:p>Wegen<text:s/><text:span text:style-name="T1">meiner</text:span><text:s/>Angst gehe ich nicht schwimmen.<text:s/></text:p>
          </table:table-cell>
          <table:table-cell office:value-type="string" table:style-name="ce34">
            <text:p>Das ist das Haus<text:s/><text:span text:style-name="T1">deines</text:span><text:s/>Bruders.</text:p>
          </table:table-cell>
          <table:table-cell office:value-type="string" table:style-name="ce38">
            <text:p>Wegen<text:s/><text:span text:style-name="T1">deiner</text:span><text:s/>Fehler mussten<text:s/></text:p>
            <text:p>wir von vorne anfangen.<text:s/></text:p>
          </table:table-cell>
          <table:table-cell office:value-type="string" table:style-name="ce34">
            <text:p>Er gedenkt<text:s/><text:span text:style-name="T1">ihrer</text:span><text:s/>jeden Tag.</text:p>
          </table:table-cell>
          <table:table-cell office:value-type="string" table:style-name="ce41">
            <text:p>Durch<text:s/><text:span text:style-name="T1">ihre</text:span><text:s/>Geschichten langweile ich mich nie.</text:p>
          </table:table-cell>
          <table:table-cell office:value-type="string" table:style-name="ce34">
            <text:p>Dort stehen die Reste<text:s text:c="2"/><text:span text:style-name="T1">unseres</text:span><text:s/>Abendessens.<text:s/></text:p>
          </table:table-cell>
          <table:table-cell office:value-type="string" table:style-name="ce35">
            <text:p>Das ist die Verantwortung<text:s/><text:span text:style-name="T1">eurer</text:span><text:s/>Gruppe.<text:s/></text:p>
          </table:table-cell>
          <table:table-cell office:value-type="string" table:style-name="ce34">
            <text:p>Der Hund<text:s/><text:span text:style-name="T1">unserer</text:span><text:s/>Nachbarin bellt oft.<text:s/></text:p>
          </table:table-cell>
          <table:table-cell office:value-type="string" table:style-name="ce34">
            <text:p>Die Kinder<text:span text:style-name="T1"><text:s/>eures</text:span><text:s/>Nachbarn sind sehr verwöhnt.<text:s/></text:p>
          </table:table-cell>
          <table:table-cell office:value-type="string" table:style-name="ce17">
            <text:p>r =8 /1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/>
        </table:table-row>
        <table:table-row table:style-name="ro1">
          <table:table-cell office:value-type="float" office:value="31119" table:style-name="ce23">
            <text:p>31119</text:p>
          </table:table-cell>
          <table:table-cell office:value-type="string" table:style-name="ce23">
            <text:p>Substantiv dekliniert im Genitiv</text:p>
          </table:table-cell>
          <table:table-cell office:value-type="string" table:style-name="ce34">
            <text:p>Das ist der Wagen meines<text:s/><text:span text:style-name="T1">Vaters</text:span>.</text:p>
          </table:table-cell>
          <table:table-cell office:value-type="string" table:style-name="ce34">
            <text:p>Das Auto meines<text:s/><text:span text:style-name="T1">Bruders</text:span><text:s/>ist sehr schnell.<text:s/></text:p>
          </table:table-cell>
          <table:table-cell office:value-type="string" table:style-name="ce43">
            <text:p>Ich bewundere die Schönheit des<text:s/><text:span text:style-name="T1">Meeres</text:span>.</text:p>
          </table:table-cell>
          <table:table-cell office:value-type="string" table:style-name="ce38">
            <text:p>Die Farbe der<text:s/><text:span text:style-name="T1">Wolken</text:span><text:s/>ändert<text:s/></text:p>
            <text:p>sich bei Sonnenaufgang.</text:p>
          </table:table-cell>
          <table:table-cell office:value-type="string" table:style-name="ce35">
            <text:p>Der Klang der<text:s/><text:span text:style-name="T1">Musik</text:span><text:s/>füllt den Raum.<text:s/></text:p>
          </table:table-cell>
          <table:table-cell office:value-type="string" table:style-name="ce34">
            <text:p>Die Tür seines<text:s/><text:span text:style-name="T1">Hauses</text:span><text:s/>war verschlossen.<text:s/></text:p>
          </table:table-cell>
          <table:table-cell office:value-type="string" table:style-name="ce41">
            <text:p>Ich notiere gerade die Adressen der<text:s/><text:span text:style-name="T1">Nachbarn</text:span>.</text:p>
          </table:table-cell>
          <table:table-cell office:value-type="string" table:style-name="ce34">
            <text:p>Das Ende des<text:s/><text:span text:style-name="T1">Films</text:span><text:s/>hat uns überrascht.<text:s/></text:p>
          </table:table-cell>
          <table:table-cell office:value-type="string" table:style-name="ce34">
            <text:p>Die Blätter der<text:s/><text:span text:style-name="T1">Bäume</text:span><text:s/>fallen.<text:s/></text:p>
          </table:table-cell>
          <table:table-cell office:value-type="string" table:style-name="ce34">
            <text:p>Er sprach über die Erfolge seines<text:s/><text:span text:style-name="T1">Teams</text:span>.<text:s/></text:p>
          </table:table-cell>
          <table:table-cell office:value-type="string" table:style-name="ce34">
            <text:p>Sie freuen sich über die Erfolge ihrer<text:s/><text:span text:style-name="T1">Kinder</text:span>.<text:s/>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1120" table:style-name="ce23">
            <text:p>31120</text:p>
          </table:table-cell>
          <table:table-cell office:value-type="string" table:style-name="ce23">
            <text:p>Artikelwörter dekliniert im Genitiv.<text:s/></text:p>
          </table:table-cell>
          <table:table-cell office:value-type="string" table:style-name="ce35">
            <text:p>Man sieht nur den Turm<text:s/><text:span text:style-name="T1">der</text:span><text:s/>Kirche.</text:p>
          </table:table-cell>
          <table:table-cell office:value-type="string" table:style-name="ce34">
            <text:p>Die Farbe<text:s/><text:span text:style-name="T1">des</text:span><text:s/>Autos ist leuchtend rot.</text:p>
          </table:table-cell>
          <table:table-cell office:value-type="string" table:style-name="ce43">
            <text:p>Der Geschmack<text:s/><text:span text:style-name="T1">des</text:span><text:s/>Weines ist ausgezeichnet.</text:p>
          </table:table-cell>
          <table:table-cell office:value-type="string" table:style-name="ce35">
            <text:p>Das Ende<text:s/><text:span text:style-name="T1">der</text:span><text:s/>Vorstellung war beeindruckend.</text:p>
          </table:table-cell>
          <table:table-cell office:value-type="string" table:style-name="ce34">
            <text:p>Die Bücher<text:s/><text:span text:style-name="T1">der</text:span><text:s/>Studentinnen sind auf dem Tisch.<text:s/></text:p>
          </table:table-cell>
          <table:table-cell office:value-type="string" table:style-name="ce34">
            <text:p>Der Lärm<text:s/><text:span text:style-name="T1">der</text:span><text:s/>Kinder störte die Nachbarn.</text:p>
          </table:table-cell>
          <table:table-cell office:value-type="string" table:style-name="ce43">
            <text:p>Die Spitze<text:s/><text:span text:style-name="T1">eines</text:span><text:s/>Berges ist mein liebster Anblick.</text:p>
          </table:table-cell>
          <table:table-cell office:value-type="string" table:style-name="ce35">
            <text:p>Die Schönheit<text:s/><text:span text:style-name="T1">einer</text:span><text:s/>Blume ist unbeschreiblich.</text:p>
          </table:table-cell>
          <table:table-cell office:value-type="string" table:style-name="ce34">
            <text:p>Sich<text:s/><text:span text:style-name="T1">eines</text:span><text:s/>Fehlers bewusst sein, ist vorbildlich.<text:s/></text:p>
          </table:table-cell>
          <table:table-cell office:value-type="string" table:style-name="ce34">
            <text:p>Die Häuser<text:s/><text:span text:style-name="T1">eines</text:span><text:s/>Dorfes ähneln sich.<text:s/></text:p>
          </table:table-cell>
          <table:table-cell office:value-type="string" table:style-name="ce34">
            <text:p>Die Rahmen<text:s/><text:span text:style-name="T1">eines</text:span><text:s/>Festers müssen neu gestrichen werden.<text:s/></text:p>
          </table:table-cell>
          <table:table-cell office:value-type="string" table:style-name="ce17">
            <text:p>r =8 /11</text:p>
          </table:table-cell>
          <table:table-cell office:value-type="float" office:value="0.72727272727272729" table:formula="of:=8/11" table:style-name="ce1">
            <text:p>0.727272727</text:p>
          </table:table-cell>
          <table:table-cell table:number-columns-repeated="16369"/>
        </table:table-row>
        <table:table-row table:style-name="ro1">
          <table:table-cell office:value-type="float" office:value="32132" table:style-name="ce23">
            <text:p>32132</text:p>
          </table:table-cell>
          <table:table-cell office:value-type="string" table:style-name="ce30">
            <text:p>Futur 2</text:p>
          </table:table-cell>
          <table:table-cell office:value-type="string" table:style-name="ce34">
            <text:p>Er<text:s/><text:span text:style-name="T1">wird</text:span><text:s/>sicher gut nach Hause<text:s/><text:span text:style-name="T1">gekommen sein</text:span>.</text:p>
          </table:table-cell>
          <table:table-cell office:value-type="string" table:style-name="ce34">
            <text:p>Ich<text:s/><text:span text:style-name="T1">werde</text:span><text:s/>ihn morgen<text:s/><text:span text:style-name="T1">angerufen haben</text:span>.<text:s/></text:p>
          </table:table-cell>
          <table:table-cell office:value-type="string" table:style-name="ce41">
            <text:p>Du<text:s/><text:span text:style-name="T1">wirst</text:span><text:s/>dich bis dahin<text:s/><text:span text:style-name="T1">entschieden haben.<text:s/></text:span></text:p>
          </table:table-cell>
          <table:table-cell office:value-type="string" table:style-name="ce34">
            <text:p>Ob sie das Buch<text:s/><text:span text:style-name="T1">gelesen haben wird,</text:span><text:s/>ist unklar.<text:s/></text:p>
          </table:table-cell>
          <table:table-cell office:value-type="string" table:style-name="ce34">
            <text:p>Er<text:s/><text:span text:style-name="T1">wird</text:span><text:s/>bereits<text:span text:style-name="T1"><text:s/>zurückgekehrt sein</text:span>.<text:s/></text:p>
          </table:table-cell>
          <table:table-cell office:value-type="string" table:style-name="ce38">
            <text:p>Nachdem es<text:s/><text:span text:style-name="T1">geschneit haben wird</text:span>, werden wir losfahren.</text:p>
          </table:table-cell>
          <table:table-cell office:value-type="string" table:style-name="ce49">
            <text:p>Wir<text:s/><text:span text:style-name="T1">werden</text:span><text:s/>ihn bereits um seinen<text:s/></text:p>
            <text:p>Rat<text:s/><text:span text:style-name="T1">gefragt haben</text:span>.</text:p>
          </table:table-cell>
          <table:table-cell office:value-type="string" table:style-name="ce35">
            <text:p><text:span text:style-name="T1">Werdet</text:span><text:s/>ihr uns das Geld<text:s/><text:span text:style-name="T1">zurückgegeben haben</text:span>?</text:p>
          </table:table-cell>
          <table:table-cell office:value-type="string" table:style-name="ce38">
            <text:p><text:span text:style-name="T1">Werden</text:span><text:s/>sie bereits<text:span text:style-name="T1"><text:s/>angekommen sein</text:span>?</text:p>
          </table:table-cell>
          <table:table-cell office:value-type="string" table:style-name="ce35">
            <text:p>Sie<text:s/><text:span text:style-name="T1">werden</text:span><text:s/>bis dahin alles<text:s/><text:span text:style-name="T1">verstanden haben</text:span>.<text:s/></text:p>
          </table:table-cell>
          <table:table-cell office:value-type="string" table:style-name="ce34">
            <text:p>Falls ich bis dahin nicht<text:s/><text:span text:style-name="T1">geantwortet haben werde,</text:span><text:s/>ruf an.</text:p>
          </table:table-cell>
          <table:table-cell office:value-type="string" table:style-name="ce17">
            <text:p>r =7 /11</text:p>
          </table:table-cell>
          <table:table-cell office:value-type="float" office:value="0.63636363636363635" table:formula="of:=7/11" table:style-name="ce1">
            <text:p>0.636363636</text:p>
          </table:table-cell>
          <table:table-cell table:number-columns-repeated="16369"/>
        </table:table-row>
        <table:table-row table:style-name="ro2">
          <table:table-cell office:value-type="float" office:value="32133" table:style-name="ce23">
            <text:p>32133</text:p>
          </table:table-cell>
          <table:table-cell office:value-type="string" table:style-name="ce23">
            <text:p>Konjunktiv 2 von "haben"</text:p>
          </table:table-cell>
          <table:table-cell office:value-type="string" table:style-name="ce34">
            <text:p>Ich<text:s/><text:span text:style-name="T1">hätte</text:span><text:s/>früher gehen sollen.</text:p>
          </table:table-cell>
          <table:table-cell office:value-type="string" table:style-name="ce34">
            <text:p>Ich<text:s/><text:span text:style-name="T1">hätte</text:span><text:s/>es besser machen können.</text:p>
          </table:table-cell>
          <table:table-cell office:value-type="string" table:style-name="ce41">
            <text:p>Du<text:s/><text:span text:style-name="T1">hättest</text:span><text:s/>mehr Zeit zur Vorbereitung gehabt.</text:p>
          </table:table-cell>
          <table:table-cell office:value-type="string" table:style-name="ce34">
            <text:p>Er<text:s/><text:span text:style-name="T1">hätte</text:span><text:s/>sich nicht so über dich ärgern sollen.</text:p>
          </table:table-cell>
          <table:table-cell office:value-type="string" table:style-name="ce34">
            <text:p>Sie<text:s/><text:span text:style-name="T1">hätte</text:span><text:s/>das Projekt rechtzeitig abgeschlossen.</text:p>
          </table:table-cell>
          <table:table-cell office:value-type="string" table:style-name="ce34">
            <text:p>Es<text:s/><text:span text:style-name="T1">hätte</text:span><text:s/>schiefgehen können.</text:p>
          </table:table-cell>
          <table:table-cell office:value-type="string" table:style-name="ce43">
            <text:p>Wir<text:s/><text:span text:style-name="T1">hätten</text:span><text:s/>deine Entscheidung respektiert.</text:p>
          </table:table-cell>
          <table:table-cell office:value-type="string" table:style-name="ce35">
            <text:p>Ihr<text:s/><text:span text:style-name="T1">hättet</text:span><text:s/>mehr Möglichkeiten gehabt.</text:p>
          </table:table-cell>
          <table:table-cell office:value-type="string" table:style-name="ce34">
            <text:p>Sie<text:s/><text:span text:style-name="T1">hätten</text:span><text:s/>dir zuhören müssen.</text:p>
          </table:table-cell>
          <table:table-cell office:value-type="string" table:style-name="ce34">
            <text:p>Sie<text:s/><text:span text:style-name="T1">hätten</text:span><text:s/>mich vorher fragen sollen.</text:p>
          </table:table-cell>
          <table:table-cell office:value-type="string" table:style-name="ce34">
            <text:p><text:span text:style-name="T1">Hätte</text:span><text:s/>ich mich anders vehalten sollen?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69"/>
        </table:table-row>
        <table:table-row table:style-name="ro2">
          <table:table-cell office:value-type="float" office:value="32135" table:style-name="ce23">
            <text:p>32135</text:p>
          </table:table-cell>
          <table:table-cell office:value-type="string" table:style-name="ce25">
            <text:p><text:span text:style-name="T3">Präsens</text:span>: Passiv von "werden"</text:p>
          </table:table-cell>
          <table:table-cell office:value-type="string" table:style-name="ce34">
            <text:p>Das Passiv<text:s/><text:span text:style-name="T1">wird</text:span><text:s/>häufig genutzt.</text:p>
          </table:table-cell>
          <table:table-cell office:value-type="string" table:style-name="ce34">
            <text:p>Ich<text:s/><text:span text:style-name="T1">werde</text:span><text:s/>von allen dazu<text:s/><text:span text:style-name="T1">befragt</text:span>.<text:s/></text:p>
          </table:table-cell>
          <table:table-cell office:value-type="string" table:style-name="ce43">
            <text:p>Du<text:s/><text:span text:style-name="T1">wirst</text:span><text:s/>von allen<text:s/><text:span text:style-name="T1">bewundert</text:span>.</text:p>
          </table:table-cell>
          <table:table-cell office:value-type="string" table:style-name="ce34">
            <text:p>Er<text:s/><text:span text:style-name="T1">wird</text:span><text:s/>oft<text:s/><text:span text:style-name="T1">gelobt</text:span>.</text:p>
          </table:table-cell>
          <table:table-cell office:value-type="string" table:style-name="ce34">
            <text:p><text:span text:style-name="T1">Wird</text:span><text:s/>sie oft<text:s/><text:span text:style-name="T1">eingeladen</text:span>?</text:p>
          </table:table-cell>
          <table:table-cell office:value-type="string" table:style-name="ce34">
            <text:p>Das Recht<text:s/><text:span text:style-name="T1">wird</text:span><text:s/>in Anspruch<text:s/><text:span text:style-name="T1">genommen</text:span>.</text:p>
          </table:table-cell>
          <table:table-cell office:value-type="string" table:style-name="ce43">
            <text:p>Wir<text:s/><text:span text:style-name="T1">werden</text:span><text:s/>für unsere Arbeit<text:s/><text:span text:style-name="T1">geschätzt</text:span>.</text:p>
          </table:table-cell>
          <table:table-cell office:value-type="string" table:style-name="ce34">
            <text:p>Ihr<text:s/><text:span text:style-name="T1">werdet</text:span><text:s/>bereits<text:s/><text:span text:style-name="T1">erwartet</text:span>.</text:p>
          </table:table-cell>
          <table:table-cell office:value-type="string" table:style-name="ce34">
            <text:p>Sie<text:s/><text:span text:style-name="T1">werden<text:s/></text:span>von allen<text:span text:style-name="T1"><text:s/>respektiert</text:span>.</text:p>
          </table:table-cell>
          <table:table-cell office:value-type="string" table:style-name="ce34">
            <text:p>Wenn dieses Thema<text:s/><text:span text:style-name="T1">besprochen wird</text:span>, werde ich nervös.<text:s/></text:p>
          </table:table-cell>
          <table:table-cell office:value-type="string" table:style-name="ce34">
            <text:p>Auch wenn ich<text:s/><text:span text:style-name="T1">unterstützt werde</text:span>, mache ich mir Sorgen.</text:p>
          </table:table-cell>
          <table:table-cell office:value-type="string" table:style-name="ce17">
            <text:p>r =11 /1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2136" table:style-name="ce23">
            <text:p>32136</text:p>
          </table:table-cell>
          <table:table-cell office:value-type="string" table:style-name="ce25">
            <text:p><text:span text:style-name="T3">Präteritum</text:span>: Passiv von "werden"</text:p>
          </table:table-cell>
          <table:table-cell office:value-type="string" table:style-name="ce34">
            <text:p>Er<text:s/><text:span text:style-name="T1">wurde</text:span><text:s/>vom Fernsehen<text:s/><text:span text:style-name="T1">interviewt</text:span>.</text:p>
          </table:table-cell>
          <table:table-cell office:value-type="string" table:style-name="ce34">
            <text:p>Ich<text:s/><text:span text:style-name="T1">wurde</text:span><text:s/>auf meinen Fehler<text:s/><text:span text:style-name="T1">hingewiesen</text:span>.</text:p>
          </table:table-cell>
          <table:table-cell office:value-type="string" table:style-name="ce41">
            <text:p>Du<text:s/><text:span text:style-name="T1">wurdest</text:span><text:s/>von ihr<text:s/><text:span text:style-name="T1">gelobt</text:span>.</text:p>
          </table:table-cell>
          <table:table-cell office:value-type="string" table:style-name="ce34">
            <text:p>Er<text:s/><text:span text:style-name="T1">wurde</text:span><text:s/>in die Planung<text:s/><text:span text:style-name="T1">einbezogen</text:span>.</text:p>
          </table:table-cell>
          <table:table-cell office:value-type="string" table:style-name="ce34">
            <text:p>Sie<text:s/><text:span text:style-name="T1">wurde</text:span><text:s/>von ihrer Familie<text:s/><text:span text:style-name="T1">unterstützt</text:span>.</text:p>
          </table:table-cell>
          <table:table-cell office:value-type="string" table:style-name="ce34">
            <text:p>Das Problem<text:s/><text:span text:style-name="T1">wurde</text:span><text:s/>offen von mir<text:s/><text:span text:style-name="T1">angesprochen</text:span>.</text:p>
          </table:table-cell>
          <table:table-cell office:value-type="string" table:style-name="ce43">
            <text:p>Er sprach während wir<text:s/><text:span text:style-name="T1">beraten</text:span><text:s/><text:span text:style-name="T1">wurden</text:span>.<text:s/></text:p>
          </table:table-cell>
          <table:table-cell office:value-type="string" table:style-name="ce35">
            <text:p><text:span text:style-name="T1">Wurdet</text:span><text:s/>ihr herzlich<text:s/><text:span text:style-name="T1">empfangen</text:span>?</text:p>
          </table:table-cell>
          <table:table-cell office:value-type="string" table:style-name="ce34">
            <text:p>Die Güter<text:s/><text:span text:style-name="T1">wurden</text:span><text:s/>nach Italien<text:s/><text:span text:style-name="T1">transportiert</text:span>.</text:p>
          </table:table-cell>
          <table:table-cell office:value-type="string" table:style-name="ce34">
            <text:p>Wir<text:s/><text:span text:style-name="T1">wurden</text:span><text:s/>über die Regeln<text:s/><text:span text:style-name="T1">informiert.</text:span></text:p>
          </table:table-cell>
          <table:table-cell office:value-type="string" table:style-name="ce34">
            <text:p>Sie<text:s/><text:span text:style-name="T1">wurden</text:span><text:s/>für das Programm<text:s/><text:span text:style-name="T1">ausgewählt</text:span>.<text:s/></text:p>
          </table:table-cell>
          <table:table-cell office:value-type="string" table:style-name="ce17">
            <text:p>r = 9/11</text:p>
          </table:table-cell>
          <table:table-cell office:value-type="float" office:value="0.81818181818181823" table:formula="of:= 9/11" table:style-name="ce1">
            <text:p>0.818181818</text:p>
          </table:table-cell>
          <table:table-cell table:number-columns-repeated="16369"/>
        </table:table-row>
        <table:table-row table:style-name="ro1">
          <table:table-cell office:value-type="float" office:value="32137" table:style-name="ce23">
            <text:p>32137</text:p>
          </table:table-cell>
          <table:table-cell office:value-type="string" table:style-name="ce25">
            <text:p><text:span text:style-name="T3">Perfekt</text:span>: Passiv <text:s/>von "werden"</text:p>
          </table:table-cell>
          <table:table-cell office:value-type="string" table:style-name="ce38">
            <text:p>Dieser Text<text:s/><text:span text:style-name="T1">ist übersetzt worden</text:span>.</text:p>
          </table:table-cell>
          <table:table-cell office:value-type="string" table:style-name="ce38">
            <text:p>Ich<text:s/><text:span text:style-name="T1">bin</text:span><text:s/>von ihm<text:span text:style-name="T1"><text:s/>gefragt worden</text:span>.<text:s/></text:p>
          </table:table-cell>
          <table:table-cell office:value-type="string" table:style-name="ce44">
            <text:p>Du<text:s/><text:span text:style-name="T1">bist</text:span><text:s/>von ihr<text:s/><text:span text:style-name="T1">unterstützt worden.</text:span><text:s/></text:p>
          </table:table-cell>
          <table:table-cell office:value-type="string" table:style-name="ce38">
            <text:p><text:span text:style-name="T1">Ist<text:s/></text:span>sie ausführlich<text:s/><text:span text:style-name="T1">befragt worden</text:span>?</text:p>
          </table:table-cell>
          <table:table-cell office:value-type="string" table:style-name="ce38">
            <text:p>Er<text:s/><text:span text:style-name="T1">ist</text:span><text:s/>von seinen Eltern<text:s/><text:span text:style-name="T1">verwöhnt worden</text:span>.<text:s/></text:p>
          </table:table-cell>
          <table:table-cell office:value-type="string" table:style-name="ce38">
            <text:p><text:span text:style-name="T1">Ist</text:span><text:s/>es bereits<text:s/><text:span text:style-name="T1">gesagt worden</text:span>?</text:p>
          </table:table-cell>
          <table:table-cell office:value-type="string" table:style-name="ce44">
            <text:p>Seit wir nicht<text:s/><text:span text:style-name="T1">reingelassen worden sind</text:span>,<text:s/></text:p>
            <text:p>geht alles schief.<text:s/></text:p>
          </table:table-cell>
          <table:table-cell office:value-type="string" table:style-name="ce38">
            <text:p>Ihr<text:s/><text:span text:style-name="T1">seid</text:span><text:s/>streng<text:s/><text:span text:style-name="T1">bewacht worden</text:span>.<text:s/></text:p>
          </table:table-cell>
          <table:table-cell office:value-type="string" table:style-name="ce38">
            <text:p>Unsere Zweifel<text:s/><text:span text:style-name="T1">sind</text:span><text:s/><text:span text:style-name="T1">bestätigt worden</text:span>.<text:s/></text:p>
          </table:table-cell>
          <table:table-cell office:value-type="string" table:style-name="ce38">
            <text:p><text:span text:style-name="T1">Bist</text:span><text:s/>du nach Hause<text:s/><text:span text:style-name="T1">gebracht worden</text:span>?</text:p>
          </table:table-cell>
          <table:table-cell office:value-type="string" table:style-name="ce47">
            <text:p>Es stimmt, dass alles von den Gästen<text:s/><text:span text:style-name="T7">gegessen worden ist</text:span>.</text:p>
          </table:table-cell>
          <table:table-cell office:value-type="string" table:style-name="ce17">
            <text:p>r = 11/11</text:p>
          </table:table-cell>
          <table:table-cell office:value-type="float" office:value="1" table:formula="of:= 11/11" table:style-name="ce1">
            <text:p>1</text:p>
          </table:table-cell>
          <table:table-cell table:number-columns-repeated="16369"/>
        </table:table-row>
        <table:table-row table:style-name="ro2">
          <table:table-cell office:value-type="float" office:value="32148" table:style-name="ce23">
            <text:p>32148</text:p>
          </table:table-cell>
          <table:table-cell office:value-type="string" table:style-name="ce23">
            <text:p>Konjunktiv 2<text:s/></text:p>
          </table:table-cell>
          <table:table-cell office:value-type="string" table:style-name="ce34">
            <text:p><text:span text:style-name="T1">Wäre</text:span><text:s/>es doch nur wärmer.</text:p>
          </table:table-cell>
          <table:table-cell office:value-type="string" table:style-name="ce34">
            <text:p>Ich<text:s/><text:span text:style-name="T1">wäre</text:span><text:s/>gerne mitgekommen.</text:p>
          </table:table-cell>
          <table:table-cell office:value-type="string" table:style-name="ce43">
            <text:p>Ich<text:s/><text:span text:style-name="T1">hätte</text:span><text:s/>gerne mehr Zeit.</text:p>
          </table:table-cell>
          <table:table-cell office:value-type="string" table:style-name="ce35">
            <text:p>Du<text:s/><text:span text:style-name="T1">könntest</text:span><text:s/>ihm doch einfach schreiben.</text:p>
          </table:table-cell>
          <table:table-cell office:value-type="string" table:style-name="ce34">
            <text:p>Sie wünschte, es<text:s/><text:span text:style-name="T1">wäre</text:span><text:s/>einfacher.</text:p>
          </table:table-cell>
          <table:table-cell office:value-type="string" table:style-name="ce34">
            <text:p>Wenn es doch nur wärmer<text:s/><text:span text:style-name="T1">wäre</text:span>.</text:p>
          </table:table-cell>
          <table:table-cell office:value-type="string" table:style-name="ce43">
            <text:p>In dem Fall<text:s/><text:span text:style-name="T1">stünden</text:span><text:s/>wir völlig alleine da.</text:p>
          </table:table-cell>
          <table:table-cell office:value-type="string" table:style-name="ce35">
            <text:p><text:span text:style-name="T1">Gefiele</text:span><text:s/>euch das vielleicht besser?</text:p>
          </table:table-cell>
          <table:table-cell office:value-type="string" table:style-name="ce35">
            <text:p>Im Falle von Regen<text:s/><text:span text:style-name="T1">müssten</text:span><text:s/>sie umdrehen.<text:s/></text:p>
          </table:table-cell>
          <table:table-cell office:value-type="string" table:style-name="ce34">
            <text:p>Ich wünschte, dir<text:s/><text:span text:style-name="T1">ginge</text:span><text:s/>es besser!</text:p>
          </table:table-cell>
          <table:table-cell office:value-type="string" table:style-name="ce34">
            <text:p><text:span text:style-name="T1">Wären</text:span><text:s/>wir doch nur näher beieinander!</text:p>
          </table:table-cell>
          <table:table-cell office:value-type="string" table:style-name="ce17">
            <text:p>r = 8/11</text:p>
          </table:table-cell>
          <table:table-cell office:value-type="float" office:value="0.72727272727272729" table:formula="of:= 8/11" table:style-name="ce1">
            <text:p>0.727272727</text:p>
          </table:table-cell>
          <table:table-cell table:number-columns-repeated="16369"/>
        </table:table-row>
        <table:table-row table:style-name="ro2">
          <table:table-cell office:value-type="float" office:value="32149" table:style-name="ce23">
            <text:p>32149</text:p>
          </table:table-cell>
          <table:table-cell office:value-type="string" table:style-name="ce27">
            <text:p><text:span text:style-name="T3">Vergangenheit/Gegenwart:</text:span><text:s text:c="2"/>Konjunktiv 1 für indirekte Rede<text:s/></text:p>
          </table:table-cell>
          <table:table-cell office:value-type="string" table:style-name="ce34">
            <text:p>Er sagte, er<text:s/><text:span text:style-name="T1">komme</text:span><text:s/>später.</text:p>
          </table:table-cell>
          <table:table-cell office:value-type="string" table:style-name="ce35">
            <text:p>Er meinte, ich<text:s/><text:span text:style-name="T1">möge</text:span><text:s/>das neue Buch.</text:p>
          </table:table-cell>
          <table:table-cell office:value-type="string" table:style-name="ce41">
            <text:p>Du erzähltest, du<text:s/><text:span text:style-name="T1">nämst</text:span><text:s/>an der Veranstaltung teil.</text:p>
          </table:table-cell>
          <table:table-cell office:value-type="string" table:style-name="ce34">
            <text:p>Sie erwähnte, es<text:s/><text:span text:style-name="T1">regne</text:span><text:s/>heute Abend.</text:p>
          </table:table-cell>
          <table:table-cell office:value-type="string" table:style-name="ce34">
            <text:p>Er sagt, er<text:s/><text:span text:style-name="T1">habe</text:span><text:s/>keine Zeit.<text:s/></text:p>
          </table:table-cell>
          <table:table-cell office:value-type="string" table:style-name="ce34">
            <text:p>Es hieß, es<text:s/><text:span text:style-name="T1">könne</text:span><text:s/>heute regnen.</text:p>
          </table:table-cell>
          <table:table-cell office:value-type="string" table:style-name="ce41">
            <text:p>Ihr sagtet, wir<text:s/><text:span text:style-name="T1">verständen</text:span><text:s/>das Problem.<text:s/></text:p>
          </table:table-cell>
          <table:table-cell office:value-type="string" table:style-name="ce35">
            <text:p>Wir bestätigten, ihr<text:s/><text:span text:style-name="T1">fändet</text:span><text:s/>eine Lösung.</text:p>
          </table:table-cell>
          <table:table-cell office:value-type="string" table:style-name="ce35">
            <text:p>Sie erklärten, sie<text:s/><text:span text:style-name="T1">tränken</text:span><text:s/>am liebsten Tee.<text:s/></text:p>
          </table:table-cell>
          <table:table-cell office:value-type="string" table:style-name="ce34">
            <text:p>Er ruft, es<text:s/><text:span text:style-name="T1">sei</text:span><text:s/>bereits zu spät.<text:s/></text:p>
          </table:table-cell>
          <table:table-cell office:value-type="string" table:style-name="ce35">
            <text:p>Meintest du wirklich, du<text:s/><text:span text:style-name="T1">tätest</text:span><text:s/>mir einen Gefallen?</text:p>
          </table:table-cell>
          <table:table-cell office:value-type="string" table:style-name="ce17">
            <text:p>r = 5/11</text:p>
          </table:table-cell>
          <table:table-cell office:value-type="float" office:value="0.45454545454545453" table:formula="of:= 5/11" table:style-name="ce1">
            <text:p>0.454545455</text:p>
          </table:table-cell>
          <table:table-cell table:number-columns-repeated="16369"/>
        </table:table-row>
        <table:table-row table:style-name="ro2">
          <table:table-cell table:number-columns-repeated="14" table:style-name="ce1"/>
          <table:table-cell office:value-type="float" office:value="0.82577725304997995" table:formula="of:=AVERAGE([.O2:.O34])" table:style-name="ce1">
            <text:p>0.825777253</text:p>
          </table:table-cell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Rules obtaining those results<text:s/></text:p>
            <text:p>were commited to Git on 07/03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 total: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tructs</text:p>
          </table:table-cell>
          <table:table-cell office:value-type="string" table:style-name="ce4">
            <text:p><text:span text:style-name="T1"/></text:p>
            <text:p>33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als</text:p>
          </table:table-cell>
          <table:table-cell office:value-type="float" office:value="365" table:style-name="ce1">
            <text:p>36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ecalled</text:p>
          </table:table-cell>
          <table:table-cell office:value-type="float" office:value="302" table:style-name="ce1">
            <text:p>302</text:p>
          </table:table-cell>
          <table:table-cell office:value-type="string" table:style-name="ce8">
            <text:p>construct was extracted (302)</text:p>
          </table:table-cell>
          <table:table-cell table:style-name="ce50"/>
          <table:table-cell table:number-columns-repeated="16380" table:style-name="ce1"/>
        </table:table-row>
        <table:table-row table:style-name="ro2">
          <table:table-cell office:value-type="string" table:style-name="ce1">
            <text:p>not recalled</text:p>
          </table:table-cell>
          <table:table-cell office:value-type="float" office:value="63" table:style-name="ce1">
            <text:p>63</text:p>
          </table:table-cell>
          <table:table-cell office:value-type="string" table:style-name="ce9">
            <text:p>incorrect because of tagger (63)</text:p>
          </table:table-cell>
          <table:table-cell office:value-type="string" table:style-name="ce10">
            <text:p>incorrect because of rutarule (0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call overall</text:p>
          </table:table-cell>
          <table:table-cell office:value-type="float" office:value="0.82739726027397265" table:formula="of:=302/365" table:style-name="ce1">
            <text:p>0.82739726</text:p>
          </table:table-cell>
          <table:table-cell table:number-columns-repeated="16382" table:style-name="ce1"/>
        </table:table-row>
        <table:table-row table:number-rows-repeated="1048531" table:style-name="ro2">
          <table:table-cell table:number-columns-repeated="16384"/>
        </table:table-row>
      </table:table>
      <table:database-ranges>
        <table:database-range table:target-range-address="Recall.A2:Recall.T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both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-Y="1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6-29T14:07:01Z</meta:creation-date>
    <dc:date>2024-07-27T17:02:52Z</dc:date>
    <meta:user-defined meta:name="ContentTypeId">0x010100DCE7C09B26578D4CA78244BD584C37D1</meta:user-defined>
    <meta:user-defined meta:name="MediaServiceImageTags"/>
  </office:meta>
</office:document-meta>
</file>